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Consolas" svg:font-family="Consolas"/>
    <style:font-face style:name="DejaVu Sans" svg:font-family="'DejaVu Sans'" style:font-family-generic="system" style:font-pitch="variable"/>
    <style:font-face style:name="Droid Sans Mono" svg:font-family="'Droid Sans Mono', monospace, monospace"/>
  </office:font-face-decls>
  <office:automatic-styles>
    <style:style style:name="P1" style:family="paragraph" style:parent-style-name="Standard">
      <style:paragraph-properties fo:line-height="13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2" style:family="paragraph" style:parent-style-name="Standard">
      <style:paragraph-properties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3" style:family="paragraph" style:parent-style-name="Standard">
      <style:paragraph-properties fo:line-height="115%" fo:text-align="start" style:justify-single-word="false"/>
    </style:style>
    <style:style style:name="P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line-height="115%" fo:text-align="start" style:justify-single-word="false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line-height="135%" fo:text-align="start" style:justify-single-word="false"/>
      <style:text-properties fo:color="#cccccc" loext:opacity="100%" style:font-name="Droid Sans Mono" fo:font-size="10.5pt" fo:font-weight="normal" fo:background-color="#1f1f1f" style:font-name-asian="Arial" style:font-name-complex="Arial"/>
    </style:style>
    <style:style style:name="P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fo:line-height="115%" fo:text-align="start" style:justify-single-word="false"/>
      <style:text-properties fo:color="#6a9955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style:contextual-spacing="false" style:line-height-at-least="0.503cm"/>
    </style:style>
    <style:style style:name="P11" style:family="paragraph" style:parent-style-name="Standard">
      <style:paragraph-properties style:line-height-at-least="0.503cm"/>
      <style:text-properties fo:color="#9cdcfe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fo:line-height="115%" fo:text-align="start" style:justify-single-word="false"/>
      <style:text-properties fo:color="#f8f8f2" loext:opacity="100%" style:font-name="Consolas" fo:font-size="9pt" fo:font-weight="normal" fo:background-color="#282a36" style:font-name-asian="Consolas" style:font-name-complex="Consolas"/>
    </style:style>
    <style:style style:name="P14" style:family="paragraph" style:parent-style-name="Standard">
      <style:paragraph-properties fo:line-height="135%" fo:text-align="start" style:justify-single-word="false"/>
      <style:text-properties style:use-window-font-color="true" loext:opacity="0%" style:font-name="Arial" fo:font-size="11pt" fo:font-weight="normal" officeooo:rsid="001f9dae" officeooo:paragraph-rsid="001f9dae" fo:background-color="transparent" style:font-name-asian="Arial" style:font-name-complex="Arial"/>
    </style:style>
    <style:style style:name="P15" style:family="paragraph" style:parent-style-name="Standard">
      <style:paragraph-properties fo:line-height="13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9pt" fo:background-color="#282a36" loext:char-shading-value="0" style:font-name-asian="Consolas" style:font-name-complex="Consolas"/>
    </style:style>
    <style:style style:name="T3" style:family="text">
      <style:text-properties style:font-name="Consolas" fo:font-size="9pt" fo:background-color="#282a36" loext:char-shading-value="0" style:font-name-asian="Consolas" style:font-name-complex="Consolas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Consolas" fo:font-size="9pt" fo:background-color="#282a36" loext:char-shading-value="0" style:font-name-asian="Consolas" style:font-name-complex="Consolas"/>
    </style:style>
    <style:style style:name="T6" style:family="text">
      <style:text-properties fo:color="#d4d4d4" loext:opacity="100%"/>
    </style:style>
    <style:style style:name="T7" style:family="text">
      <style:text-properties fo:color="#d4d4d4" loext:opacity="100%" style:font-name="Consolas" fo:font-size="9pt" fo:background-color="#282a36" loext:char-shading-value="0" style:font-name-asian="Consolas" style:font-name-complex="Consolas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Consolas" fo:font-size="9pt" fo:background-color="#282a36" loext:char-shading-value="0" style:font-name-asian="Consolas" style:font-name-complex="Consolas"/>
    </style:style>
    <style:style style:name="T10" style:family="text">
      <style:text-properties fo:color="#4ec9b0" loext:opacity="100%"/>
    </style:style>
    <style:style style:name="T11" style:family="text">
      <style:text-properties fo:color="#4fc1ff" loext:opacity="100%"/>
    </style:style>
    <style:style style:name="T12" style:family="text">
      <style:text-properties fo:color="#9cdcfe" loext:opacity="100%"/>
    </style:style>
    <style:style style:name="T13" style:family="text">
      <style:text-properties fo:color="#b5cea8" loext:opacity="100%"/>
    </style:style>
    <style:style style:name="T14" style:family="text">
      <style:text-properties fo:color="#c586c0" loext:opacity="100%"/>
    </style:style>
    <style:style style:name="T15" style:family="text">
      <style:text-properties fo:color="#6a9955" loext:opacity="100%"/>
    </style:style>
    <style:style style:name="T16" style:family="text">
      <style:text-properties fo:color="#808080" loext:opacity="100%"/>
    </style:style>
    <style:style style:name="T17" style:family="text">
      <style:text-properties officeooo:rsid="001f37b7"/>
    </style:style>
    <style:style style:name="T18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e a pasta "components", e dentro dela crie os arquivos cadastrarDoador.js, doador<text:span text:style-name="T17">es</text:span>.js e home.js</text:p>
      <text:p text:style-name="P1"/>
      <text:p text:style-name="P14">Lembre-se de instalar o react-dom dentro de src no frontend, acaso não tenha instalado ainda com o comando: </text:p>
      <text:p text:style-name="P14">npm install react react-dom</text:p>
      <text:p text:style-name="P1">-------------------------------------------------------------------------------------------------</text:p>
      <text:p text:style-name="P1">O arquivo index.js fica assim:</text:p>
      <text:p text:style-name="P1"/>
      <text:p text:style-name="P6"><text:span text:style-name="T14">import</text:span> <text:span text:style-name="T12">React</text:span> <text:span text:style-name="T14">from</text:span> <text:span text:style-name="T8">'react'</text:span>;</text:p>
      <text:p text:style-name="P4"><text:span text:style-name="T14">import</text:span> <text:span text:style-name="T12">ReactDOM</text:span> <text:span text:style-name="T14">from</text:span> <text:span text:style-name="T8">'react-dom'</text:span>;</text:p>
      <text:p text:style-name="P4"><text:span text:style-name="T14">import</text:span> { <text:span text:style-name="T12">BrowserRouter</text:span> <text:span text:style-name="T14">as</text:span> <text:span text:style-name="T12">Router</text:span> } <text:span text:style-name="T14">from</text:span> <text:span text:style-name="T8">'react-router-dom'</text:span>;</text:p>
      <text:p text:style-name="P4"><text:span text:style-name="T14">import</text:span> <text:span text:style-name="T12">App</text:span> <text:span text:style-name="T14">from</text:span> <text:span text:style-name="T8">'./App'</text:span>;</text:p>
      <text:p text:style-name="P9"/>
      <text:p text:style-name="P4"><text:span text:style-name="T12">ReactDOM</text:span>.<text:span text:style-name="T4">render</text:span>(</text:p>
      <text:p text:style-name="P4"><text:span text:style-name="T16">&lt;</text:span><text:span text:style-name="T10">Router</text:span><text:span text:style-name="T16">&gt;</text:span></text:p>
      <text:p text:style-name="P4"><text:span text:style-name="T16">&lt;</text:span><text:span text:style-name="T10">App</text:span> <text:span text:style-name="T16">/&gt;</text:span></text:p>
      <text:p text:style-name="P4"><text:span text:style-name="T16">&lt;/</text:span><text:span text:style-name="T10">Router</text:span><text:span text:style-name="T16">&gt;</text:span>,</text:p>
      <text:p text:style-name="P4"><text:span text:style-name="T12">document</text:span>.<text:span text:style-name="T4">getElementById</text:span>(<text:span text:style-name="T8">'root'</text:span>)</text:p>
      <text:p text:style-name="P4">);</text:p>
      <text:p text:style-name="P1"/>
      <text:p text:style-name="P1"/>
      <text:p text:style-name="P1">----------------------------------------------------------------------------------------------</text:p>
      <text:p text:style-name="P1">O arquivo app.js fica assim:</text:p>
      <text:p text:style-name="P1"/>
      <text:p text:style-name="P1"/>
      <text:p text:style-name="P4"><text:span text:style-name="T14">import</text:span> <text:span text:style-name="T12">React</text:span> <text:span text:style-name="T14">from</text:span> <text:span text:style-name="T8">'react'</text:span>;</text:p>
      <text:p text:style-name="P4"><text:span text:style-name="T14">import</text:span> { <text:span text:style-name="T12">Route</text:span>, <text:span text:style-name="T12">Routes</text:span>, <text:span text:style-name="T12">Link</text:span> } <text:span text:style-name="T14">from</text:span> <text:span text:style-name="T8">'react-router-dom'</text:span>;</text:p>
      <text:p text:style-name="P4"><text:span text:style-name="T14">import</text:span> <text:span text:style-name="T12">Home</text:span> <text:span text:style-name="T14">from</text:span> <text:span text:style-name="T8">'./components/home'</text:span>;</text:p>
      <text:p text:style-name="P4"><text:span text:style-name="T14">import</text:span> <text:span text:style-name="T12">Page1</text:span> <text:span text:style-name="T14">from</text:span> <text:span text:style-name="T8">'./components/doadores'</text:span>;</text:p>
      <text:p text:style-name="P4"><text:span text:style-name="T14">import</text:span> <text:span text:style-name="T12">Page2</text:span> <text:span text:style-name="T14">from</text:span> <text:span text:style-name="T8">'./components/cadastroDoador'</text:span>;</text:p>
      <text:p text:style-name="P4"><text:span text:style-name="T14">import</text:span> <text:span text:style-name="T8">'./App.css'</text:span>;</text:p>
      <text:p text:style-name="P9"/>
      <text:p text:style-name="P4"><text:span text:style-name="T1">function</text:span> <text:span text:style-name="T4">App</text:span>() {</text:p>
      <text:p text:style-name="P4"><text:span text:style-name="T14">return</text:span> (</text:p>
      <text:p text:style-name="P4"><text:span text:style-name="T16">&lt;</text:span><text:span text:style-name="T1">div</text:span> <text:span text:style-name="T12">className</text:span><text:span text:style-name="T6">=</text:span><text:span text:style-name="T8">"container"</text:span><text:span text:style-name="T16">&gt;</text:span></text:p>
      <text:p text:style-name="P4"><text:span text:style-name="T16">&lt;</text:span><text:span text:style-name="T1">nav</text:span> <text:span text:style-name="T12">className</text:span><text:span text:style-name="T6">=</text:span><text:span text:style-name="T8">"menu"</text:span><text:span text:style-name="T16">&gt;</text:span></text:p>
      <text:p text:style-name="P4"><text:span text:style-name="T16">&lt;</text:span><text:span text:style-name="T10">Link</text:span> <text:span text:style-name="T12">to</text:span><text:span text:style-name="T6">=</text:span><text:span text:style-name="T8">"/"</text:span> <text:span text:style-name="T12">className</text:span><text:span text:style-name="T6">=</text:span><text:span text:style-name="T8">"card"</text:span><text:span text:style-name="T16">&gt;</text:span></text:p>
      <text:p text:style-name="P4"><text:span text:style-name="T16">&lt;</text:span><text:span text:style-name="T1">h3</text:span><text:span text:style-name="T16">&gt;</text:span>Página Inicial<text:span text:style-name="T16">&lt;/</text:span><text:span text:style-name="T1">h3</text:span><text:span text:style-name="T16">&gt;</text:span></text:p>
      <text:p text:style-name="P4"><text:span text:style-name="T16">&lt;/</text:span><text:span text:style-name="T10">Link</text:span><text:span text:style-name="T16">&gt;</text:span></text:p>
      <text:p text:style-name="P4"><text:span text:style-name="T16">&lt;</text:span><text:span text:style-name="T10">Link</text:span> <text:span text:style-name="T12">to</text:span><text:span text:style-name="T6">=</text:span><text:span text:style-name="T8">"/page1"</text:span> <text:span text:style-name="T12">className</text:span><text:span text:style-name="T6">=</text:span><text:span text:style-name="T8">"card"</text:span><text:span text:style-name="T16">&gt;</text:span></text:p>
      <text:p text:style-name="P4"><text:span text:style-name="T16">&lt;</text:span><text:span text:style-name="T1">h3</text:span><text:span text:style-name="T16">&gt;</text:span>Doadores<text:span text:style-name="T16">&lt;/</text:span><text:span text:style-name="T1">h3</text:span><text:span text:style-name="T16">&gt;</text:span></text:p>
      <text:p text:style-name="P4"><text:span text:style-name="T16">&lt;/</text:span><text:span text:style-name="T10">Link</text:span><text:span text:style-name="T16">&gt;</text:span></text:p>
      <text:p text:style-name="P4"><text:span text:style-name="T16">&lt;</text:span><text:span text:style-name="T10">Link</text:span> <text:span text:style-name="T12">to</text:span><text:span text:style-name="T6">=</text:span><text:span text:style-name="T8">"/page2"</text:span> <text:span text:style-name="T12">className</text:span><text:span text:style-name="T6">=</text:span><text:span text:style-name="T8">"card"</text:span><text:span text:style-name="T16">&gt;</text:span></text:p>
      <text:p text:style-name="P4"><text:span text:style-name="T16">&lt;</text:span><text:span text:style-name="T1">h3</text:span><text:span text:style-name="T16">&gt;</text:span>Cadastrar Doador<text:span text:style-name="T16">&lt;/</text:span><text:span text:style-name="T1">h3</text:span><text:span text:style-name="T16">&gt;</text:span></text:p>
      <text:p text:style-name="P4"><text:span text:style-name="T16">&lt;/</text:span><text:span text:style-name="T10">Link</text:span><text:span text:style-name="T16">&gt;</text:span></text:p>
      <text:p text:style-name="P4"><text:span text:style-name="T16">&lt;/</text:span><text:span text:style-name="T1">nav</text:span><text:span text:style-name="T16">&gt;</text:span></text:p>
      <text:p text:style-name="P9"/>
      <text:p text:style-name="P4"><text:soft-page-break/><text:span text:style-name="T16">&lt;</text:span><text:span text:style-name="T1">div</text:span> <text:span text:style-name="T12">className</text:span><text:span text:style-name="T6">=</text:span><text:span text:style-name="T8">"content"</text:span><text:span text:style-name="T16">&gt;</text:span></text:p>
      <text:p text:style-name="P4"><text:span text:style-name="T16">&lt;</text:span><text:span text:style-name="T10">Routes</text:span><text:span text:style-name="T16">&gt;</text:span></text:p>
      <text:p text:style-name="P4"><text:span text:style-name="T16">&lt;</text:span><text:span text:style-name="T10">Route</text:span> <text:span text:style-name="T12">path</text:span><text:span text:style-name="T6">=</text:span><text:span text:style-name="T8">"/"</text:span> <text:span text:style-name="T12">element</text:span><text:span text:style-name="T6">=</text:span><text:span text:style-name="T1">{</text:span><text:span text:style-name="T16">&lt;</text:span><text:span text:style-name="T10">Home</text:span><text:span text:style-name="T6"> </text:span><text:span text:style-name="T16">/&gt;</text:span><text:span text:style-name="T1">}</text:span> <text:span text:style-name="T16">/&gt;</text:span></text:p>
      <text:p text:style-name="P4"><text:span text:style-name="T16">&lt;</text:span><text:span text:style-name="T10">Route</text:span> <text:span text:style-name="T12">path</text:span><text:span text:style-name="T6">=</text:span><text:span text:style-name="T8">"/page1"</text:span> <text:span text:style-name="T12">element</text:span><text:span text:style-name="T6">=</text:span><text:span text:style-name="T1">{</text:span><text:span text:style-name="T16">&lt;</text:span><text:span text:style-name="T10">Page1</text:span><text:span text:style-name="T6"> </text:span><text:span text:style-name="T16">/&gt;</text:span><text:span text:style-name="T1">}</text:span> <text:span text:style-name="T16">/&gt;</text:span></text:p>
      <text:p text:style-name="P4"><text:span text:style-name="T16">&lt;</text:span><text:span text:style-name="T10">Route</text:span> <text:span text:style-name="T12">path</text:span><text:span text:style-name="T6">=</text:span><text:span text:style-name="T8">"/page2"</text:span> <text:span text:style-name="T12">element</text:span><text:span text:style-name="T6">=</text:span><text:span text:style-name="T1">{</text:span><text:span text:style-name="T16">&lt;</text:span><text:span text:style-name="T10">Page2</text:span><text:span text:style-name="T6"> </text:span><text:span text:style-name="T16">/&gt;</text:span><text:span text:style-name="T1">}</text:span> <text:span text:style-name="T16">/&gt;</text:span></text:p>
      <text:p text:style-name="P4"><text:span text:style-name="T16">&lt;/</text:span><text:span text:style-name="T10">Routes</text:span><text:span text:style-name="T16">&gt;</text:span></text:p>
      <text:p text:style-name="P4"><text:span text:style-name="T16">&lt;/</text:span><text:span text:style-name="T1">div</text:span><text:span text:style-name="T16">&gt;</text:span></text:p>
      <text:p text:style-name="P4"><text:span text:style-name="T16">&lt;/</text:span><text:span text:style-name="T1">div</text:span><text:span text:style-name="T16">&gt;</text:span></text:p>
      <text:p text:style-name="P4">);</text:p>
      <text:p text:style-name="P4">}</text:p>
      <text:p text:style-name="P9"/>
      <text:p text:style-name="P4"><text:span text:style-name="T14">export</text:span> <text:span text:style-name="T14">default</text:span> <text:span text:style-name="T4">App</text:span>;</text:p>
      <text:p text:style-name="P4"/>
      <text:p text:style-name="P1"/>
      <text:p text:style-name="P1">----------------------------------------------------------------------------------------------------------</text:p>
      <text:p text:style-name="P1">O arquivo home.js deve ficar assim:</text:p>
      <text:p text:style-name="P1"/>
      <text:p text:style-name="P1">import React from 'react';</text:p>
      <text:p text:style-name="P1"/>
      <text:p text:style-name="P1">function Home() {</text:p>
      <text:p text:style-name="P1"><text:s text:c="2"/>return &lt;h2&gt;Home Page&lt;/h2&gt;;</text:p>
      <text:p text:style-name="P1">}</text:p>
      <text:p text:style-name="P1"/>
      <text:p text:style-name="P1">export default Home;</text:p>
      <text:p text:style-name="P1"/>
      <text:p text:style-name="P1">--------------------------------------------------------------------------------------------------------</text:p>
      <text:p text:style-name="P1">O arquivo doadores.js deve ficar assim:</text:p>
      <text:p text:style-name="P1"/>
      <text:p text:style-name="P6"><text:span text:style-name="T14">import</text:span> <text:span text:style-name="T12">React</text:span>, { <text:span text:style-name="T12">useState</text:span>, <text:span text:style-name="T12">useEffect</text:span> } <text:span text:style-name="T14">from</text:span> <text:span text:style-name="T8">'react'</text:span>;</text:p>
      <text:p text:style-name="P4"><text:span text:style-name="T14">import</text:span> <text:span text:style-name="T12">axios</text:span> <text:span text:style-name="T14">from</text:span> <text:span text:style-name="T8">'axios'</text:span>;</text:p>
      <text:p text:style-name="P4"><text:span text:style-name="T14">import</text:span> { <text:span text:style-name="T12">useNavigate</text:span> } <text:span text:style-name="T14">from</text:span> <text:span text:style-name="T8">'react-router-dom'</text:span>;</text:p>
      <text:p text:style-name="P9"/>
      <text:p text:style-name="P4"><text:span text:style-name="T1">const</text:span> <text:span text:style-name="T4">Doadores</text:span> <text:span text:style-name="T6">=</text:span> () <text:span text:style-name="T1">=&gt;</text:span> {</text:p>
      <text:p text:style-name="P4"><text:span text:style-name="T1">const</text:span> [<text:span text:style-name="T11">items</text:span>, <text:span text:style-name="T4">setItems</text:span>] <text:span text:style-name="T6">=</text:span> <text:span text:style-name="T4">useState</text:span>([]);</text:p>
      <text:p text:style-name="P4"><text:span text:style-name="T1">const</text:span> <text:span text:style-name="T4">navigate</text:span> <text:span text:style-name="T6">=</text:span> <text:span text:style-name="T4">useNavigate</text:span>(); <text:span text:style-name="T15">// Obtenha a instância de useNavigate</text:span></text:p>
      <text:p text:style-name="P9"/>
      <text:p text:style-name="P4"><text:span text:style-name="T4">useEffect</text:span>(() <text:span text:style-name="T1">=&gt;</text:span> {</text:p>
      <text:p text:style-name="P4"><text:span text:style-name="T1">const</text:span> <text:span text:style-name="T4">fetchData</text:span> <text:span text:style-name="T6">=</text:span> <text:span text:style-name="T1">async</text:span> () <text:span text:style-name="T1">=&gt;</text:span> {</text:p>
      <text:p text:style-name="P4"><text:span text:style-name="T14">try</text:span> {</text:p>
      <text:p text:style-name="P4"><text:span text:style-name="T1">const</text:span> <text:span text:style-name="T11">response</text:span> <text:span text:style-name="T6">=</text:span> <text:span text:style-name="T14">await</text:span> <text:span text:style-name="T11">axios</text:span>.<text:span text:style-name="T4">get</text:span>(<text:span text:style-name="T8">'http://localhost:3333/doador'</text:span>);</text:p>
      <text:p text:style-name="P4"><text:span text:style-name="T4">setItems</text:span>(<text:span text:style-name="T11">response</text:span>.<text:span text:style-name="T12">data</text:span>);</text:p>
      <text:p text:style-name="P4">} <text:span text:style-name="T14">catch</text:span> (<text:span text:style-name="T12">err</text:span>) {</text:p>
      <text:p text:style-name="P4"><text:span text:style-name="T12">console</text:span>.<text:span text:style-name="T4">error</text:span>(<text:span text:style-name="T12">err</text:span>);</text:p>
      <text:p text:style-name="P4">}</text:p>
      <text:p text:style-name="P4">};</text:p>
      <text:p text:style-name="P9"/>
      <text:p text:style-name="P4"><text:span text:style-name="T4">fetchData</text:span>();</text:p>
      <text:p text:style-name="P4">}, []);</text:p>
      <text:p text:style-name="P9"><text:soft-page-break/></text:p>
      <text:p text:style-name="P4"><text:span text:style-name="T1">const</text:span> <text:span text:style-name="T4">handleAlterar</text:span> <text:span text:style-name="T6">=</text:span> (<text:span text:style-name="T12">id</text:span>) <text:span text:style-name="T1">=&gt;</text:span> {</text:p>
      <text:p text:style-name="P4"><text:span text:style-name="T11">axios</text:span>.<text:span text:style-name="T4">post</text:span>(<text:span text:style-name="T8">`http://localhost:3333/excluirDoador/</text:span><text:span text:style-name="T1">${</text:span><text:span text:style-name="T12">id</text:span><text:span text:style-name="T1">}</text:span><text:span text:style-name="T8">`</text:span>, { <text:span text:style-name="T15">/* dados a serem enviados para o backend */</text:span> })</text:p>
      <text:p text:style-name="P4">.<text:span text:style-name="T4">then</text:span>(<text:span text:style-name="T12">response</text:span> <text:span text:style-name="T1">=&gt;</text:span> {</text:p>
      <text:p text:style-name="P7">// Se a requisição for bem-sucedida, você pode redirecionar para a rota desejada</text:p>
      <text:p text:style-name="P4"><text:span text:style-name="T12">window</text:span>.<text:span text:style-name="T12">location</text:span>.<text:span text:style-name="T12">href</text:span> <text:span text:style-name="T6">=</text:span> <text:span text:style-name="T8">'http://localhost:3333/excluirDoador/'</text:span> <text:span text:style-name="T6">+</text:span> <text:span text:style-name="T12">id</text:span>;</text:p>
      <text:p text:style-name="P4">})</text:p>
      <text:p text:style-name="P4">.<text:span text:style-name="T4">catch</text:span>(<text:span text:style-name="T12">error</text:span> <text:span text:style-name="T1">=&gt;</text:span> {</text:p>
      <text:p text:style-name="P4"><text:span text:style-name="T12">console</text:span>.<text:span text:style-name="T4">error</text:span>(<text:span text:style-name="T8">'Erro ao fazer a requisição:'</text:span>, <text:span text:style-name="T12">error</text:span>);</text:p>
      <text:p text:style-name="P7">// Trate o erro, se necessário</text:p>
      <text:p text:style-name="P4">});</text:p>
      <text:p text:style-name="P4">};</text:p>
      <text:p text:style-name="P9"/>
      <text:p text:style-name="P4"><text:span text:style-name="T14">return</text:span> (</text:p>
      <text:p text:style-name="P4"><text:span text:style-name="T16">&lt;</text:span><text:span text:style-name="T1">div</text:span><text:span text:style-name="T16">&gt;</text:span></text:p>
      <text:p text:style-name="P4"><text:span text:style-name="T16">&lt;</text:span><text:span text:style-name="T1">h1</text:span><text:span text:style-name="T16">&gt;</text:span>Doadores:<text:span text:style-name="T16">&lt;/</text:span><text:span text:style-name="T1">h1</text:span><text:span text:style-name="T16">&gt;</text:span></text:p>
      <text:p text:style-name="P4"><text:span text:style-name="T16">&lt;</text:span><text:span text:style-name="T1">table</text:span><text:span text:style-name="T16">&gt;</text:span></text:p>
      <text:p text:style-name="P4"><text:span text:style-name="T16">&lt;</text:span><text:span text:style-name="T1">thead</text:span><text:span text:style-name="T16">&gt;</text:span></text:p>
      <text:p text:style-name="P4"><text:span text:style-name="T16">&lt;</text:span><text:span text:style-name="T1">tr</text:span><text:span text:style-name="T16">&gt;</text:span></text:p>
      <text:p text:style-name="P4"><text:span text:style-name="T16">&lt;</text:span><text:span text:style-name="T1">th</text:span><text:span text:style-name="T16">&gt;</text:span>Nome<text:span text:style-name="T16">&lt;/</text:span><text:span text:style-name="T1">th</text:span><text:span text:style-name="T16">&gt;</text:span></text:p>
      <text:p text:style-name="P4"><text:span text:style-name="T16">&lt;</text:span><text:span text:style-name="T1">th</text:span><text:span text:style-name="T16">&gt;</text:span>CPF<text:span text:style-name="T16">&lt;/</text:span><text:span text:style-name="T1">th</text:span><text:span text:style-name="T16">&gt;</text:span></text:p>
      <text:p text:style-name="P4"><text:span text:style-name="T16">&lt;</text:span><text:span text:style-name="T1">th</text:span><text:span text:style-name="T16">&gt;</text:span>Contato<text:span text:style-name="T16">&lt;/</text:span><text:span text:style-name="T1">th</text:span><text:span text:style-name="T16">&gt;</text:span></text:p>
      <text:p text:style-name="P4"><text:span text:style-name="T16">&lt;</text:span><text:span text:style-name="T1">th</text:span><text:span text:style-name="T16">&gt;</text:span>Tipo Sanguíneo<text:span text:style-name="T16">&lt;/</text:span><text:span text:style-name="T1">th</text:span><text:span text:style-name="T16">&gt;</text:span></text:p>
      <text:p text:style-name="P4"><text:span text:style-name="T16">&lt;</text:span><text:span text:style-name="T1">th</text:span><text:span text:style-name="T16">&gt;</text:span>RH<text:span text:style-name="T16">&lt;/</text:span><text:span text:style-name="T1">th</text:span><text:span text:style-name="T16">&gt;</text:span></text:p>
      <text:p text:style-name="P4"><text:span text:style-name="T16">&lt;</text:span><text:span text:style-name="T1">th</text:span><text:span text:style-name="T16">&gt;</text:span>Situação<text:span text:style-name="T16">&lt;/</text:span><text:span text:style-name="T1">th</text:span><text:span text:style-name="T16">&gt;</text:span></text:p>
      <text:p text:style-name="P4"><text:span text:style-name="T16">&lt;/</text:span><text:span text:style-name="T1">tr</text:span><text:span text:style-name="T16">&gt;</text:span></text:p>
      <text:p text:style-name="P4"><text:span text:style-name="T16">&lt;/</text:span><text:span text:style-name="T1">thead</text:span><text:span text:style-name="T16">&gt;</text:span></text:p>
      <text:p text:style-name="P4"><text:span text:style-name="T16">&lt;</text:span><text:span text:style-name="T1">tbody</text:span><text:span text:style-name="T16">&gt;</text:span></text:p>
      <text:p text:style-name="P4"><text:span text:style-name="T1">{</text:span><text:span text:style-name="T11">items</text:span><text:span text:style-name="T6">.</text:span><text:span text:style-name="T4">map</text:span><text:span text:style-name="T6">(</text:span><text:span text:style-name="T12">item</text:span><text:span text:style-name="T6"> </text:span><text:span text:style-name="T1">=&gt;</text:span><text:span text:style-name="T6"> {</text:span></text:p>
      <text:p text:style-name="P4"><text:span text:style-name="T14">if</text:span><text:span text:style-name="T6"> (</text:span><text:span text:style-name="T12">item</text:span><text:span text:style-name="T6">.</text:span><text:span text:style-name="T12">situacao</text:span><text:span text:style-name="T6"> === </text:span><text:span text:style-name="T8">'Ativo'</text:span><text:span text:style-name="T6">) {</text:span></text:p>
      <text:p text:style-name="P4"><text:span text:style-name="T14">return</text:span><text:span text:style-name="T6"> (</text:span></text:p>
      <text:p text:style-name="P4"><text:span text:style-name="T16">&lt;</text:span><text:span text:style-name="T1">tr</text:span><text:span text:style-name="T6"> </text:span><text:span text:style-name="T12">key</text:span><text:span text:style-name="T6">=</text:span><text:span text:style-name="T1">{</text:span><text:span text:style-name="T12">item</text:span><text:span text:style-name="T6">.</text:span><text:span text:style-name="T12">codigo</text:span><text:span text:style-name="T1">}</text:span><text:span text:style-name="T16">&gt;</text:span></text:p>
      <text:p text:style-name="P4"><text:span text:style-name="T16">&lt;</text:span><text:span text:style-name="T1">td</text:span><text:span text:style-name="T16">&gt;</text:span><text:span text:style-name="T1">{</text:span><text:span text:style-name="T12">item</text:span><text:span text:style-name="T6">.</text:span><text:span text:style-name="T12">nome</text:span><text:span text:style-name="T1">}</text:span><text:span text:style-name="T16">&lt;/</text:span><text:span text:style-name="T1">td</text:span><text:span text:style-name="T16">&gt;</text:span></text:p>
      <text:p text:style-name="P4"><text:span text:style-name="T16">&lt;</text:span><text:span text:style-name="T1">td</text:span><text:span text:style-name="T16">&gt;</text:span><text:span text:style-name="T1">{</text:span><text:span text:style-name="T12">item</text:span><text:span text:style-name="T6">.</text:span><text:span text:style-name="T12">cpf</text:span><text:span text:style-name="T1">}</text:span><text:span text:style-name="T16">&lt;/</text:span><text:span text:style-name="T1">td</text:span><text:span text:style-name="T16">&gt;</text:span></text:p>
      <text:p text:style-name="P4"><text:span text:style-name="T16">&lt;</text:span><text:span text:style-name="T1">td</text:span><text:span text:style-name="T16">&gt;</text:span><text:span text:style-name="T1">{</text:span><text:span text:style-name="T12">item</text:span><text:span text:style-name="T6">.</text:span><text:span text:style-name="T12">contato</text:span><text:span text:style-name="T1">}</text:span><text:span text:style-name="T16">&lt;/</text:span><text:span text:style-name="T1">td</text:span><text:span text:style-name="T16">&gt;</text:span></text:p>
      <text:p text:style-name="P4"><text:span text:style-name="T16">&lt;</text:span><text:span text:style-name="T1">td</text:span><text:span text:style-name="T16">&gt;</text:span><text:span text:style-name="T1">{</text:span><text:span text:style-name="T12">item</text:span><text:span text:style-name="T6">.</text:span><text:span text:style-name="T12">tipo_sanguineo</text:span><text:span text:style-name="T1">}</text:span><text:span text:style-name="T16">&lt;/</text:span><text:span text:style-name="T1">td</text:span><text:span text:style-name="T16">&gt;</text:span></text:p>
      <text:p text:style-name="P4"><text:span text:style-name="T16">&lt;</text:span><text:span text:style-name="T1">td</text:span><text:span text:style-name="T16">&gt;</text:span><text:span text:style-name="T1">{</text:span><text:span text:style-name="T12">item</text:span><text:span text:style-name="T6">.</text:span><text:span text:style-name="T12">rh</text:span><text:span text:style-name="T1">}</text:span><text:span text:style-name="T16">&lt;/</text:span><text:span text:style-name="T1">td</text:span><text:span text:style-name="T16">&gt;</text:span></text:p>
      <text:p text:style-name="P4"><text:span text:style-name="T16">&lt;</text:span><text:span text:style-name="T1">td</text:span><text:span text:style-name="T16">&gt;</text:span><text:span text:style-name="T1">{</text:span><text:span text:style-name="T12">item</text:span><text:span text:style-name="T6">.</text:span><text:span text:style-name="T12">situacao</text:span><text:span text:style-name="T1">}</text:span><text:span text:style-name="T16">&lt;/</text:span><text:span text:style-name="T1">td</text:span><text:span text:style-name="T16">&gt;</text:span></text:p>
      <text:p text:style-name="P4"><text:span text:style-name="T16">&lt;</text:span><text:span text:style-name="T1">td</text:span><text:span text:style-name="T16">&gt;&lt;</text:span><text:span text:style-name="T1">button</text:span><text:span text:style-name="T6"> </text:span><text:span text:style-name="T12">onClick</text:span><text:span text:style-name="T6">=</text:span><text:span text:style-name="T1">{</text:span><text:span text:style-name="T6">() </text:span><text:span text:style-name="T1">=&gt;</text:span><text:span text:style-name="T6"> </text:span><text:span text:style-name="T4">handleAlterar</text:span><text:span text:style-name="T6">(</text:span><text:span text:style-name="T12">item</text:span><text:span text:style-name="T6">.</text:span><text:span text:style-name="T12">codigo</text:span><text:span text:style-name="T6">)</text:span><text:span text:style-name="T1">}</text:span><text:span text:style-name="T16">&gt;</text:span><text:span text:style-name="T6">Excluir</text:span><text:span text:style-name="T16">&lt;/</text:span><text:span text:style-name="T1">button</text:span><text:span text:style-name="T16">&gt;&lt;/</text:span><text:span text:style-name="T1">td</text:span><text:span text:style-name="T16">&gt;</text:span></text:p>
      <text:p text:style-name="P4"><text:span text:style-name="T16">&lt;/</text:span><text:span text:style-name="T1">tr</text:span><text:span text:style-name="T16">&gt;</text:span></text:p>
      <text:p text:style-name="P12">);</text:p>
      <text:p text:style-name="P4"><text:span text:style-name="T6">} </text:span><text:span text:style-name="T14">else</text:span><text:span text:style-name="T6"> {</text:span></text:p>
      <text:p text:style-name="P4"><text:span text:style-name="T14">return</text:span><text:span text:style-name="T6"> </text:span><text:span text:style-name="T1">null</text:span><text:span text:style-name="T6">;</text:span></text:p>
      <text:p text:style-name="P12">}</text:p>
      <text:p text:style-name="P4"><text:span text:style-name="T6">})</text:span><text:span text:style-name="T1">}</text:span></text:p>
      <text:p text:style-name="P4"><text:span text:style-name="T16">&lt;/</text:span><text:span text:style-name="T1">tbody</text:span><text:span text:style-name="T16">&gt;</text:span></text:p>
      <text:p text:style-name="P9"/>
      <text:p text:style-name="P4"><text:span text:style-name="T16">&lt;/</text:span><text:span text:style-name="T1">table</text:span><text:span text:style-name="T16">&gt;</text:span></text:p>
      <text:p text:style-name="P4"><text:span text:style-name="T16">&lt;/</text:span><text:span text:style-name="T1">div</text:span><text:span text:style-name="T16">&gt;</text:span></text:p>
      <text:p text:style-name="P4">);</text:p>
      <text:p text:style-name="P4"><text:soft-page-break/>};</text:p>
      <text:p text:style-name="P9"/>
      <text:p text:style-name="P4"><text:span text:style-name="T14">export</text:span> <text:span text:style-name="T14">default</text:span> <text:span text:style-name="T4">Doadores</text:span>;</text:p>
      <text:p text:style-name="P1"/>
      <text:p text:style-name="P1">---------------------------------------------------------------------------------------------------------</text:p>
      <text:p text:style-name="P1">O arquivo cadastroDoadores.js fica assim:</text:p>
      <text:p text:style-name="P1"/>
      <text:p text:style-name="P6"><text:span text:style-name="T14">import</text:span> <text:span text:style-name="T12">React</text:span>, { <text:span text:style-name="T12">useState</text:span> } <text:span text:style-name="T14">from</text:span> <text:span text:style-name="T8">'react'</text:span>;</text:p>
      <text:p text:style-name="P9"/>
      <text:p text:style-name="P4"><text:span text:style-name="T1">const</text:span> <text:span text:style-name="T4">Formulario</text:span> <text:span text:style-name="T6">=</text:span> () <text:span text:style-name="T1">=&gt;</text:span> {</text:p>
      <text:p text:style-name="P9"/>
      <text:p text:style-name="P4"><text:span text:style-name="T1">const</text:span> [<text:span text:style-name="T11">texto</text:span>, <text:span text:style-name="T4">setTexto</text:span>] <text:span text:style-name="T6">=</text:span> <text:span text:style-name="T4">useState</text:span>(<text:span text:style-name="T8">''</text:span>);</text:p>
      <text:p text:style-name="P4"><text:span text:style-name="T1">const</text:span> [<text:span text:style-name="T11">inteiro</text:span>, <text:span text:style-name="T4">setInteiro</text:span>] <text:span text:style-name="T6">=</text:span> <text:span text:style-name="T4">useState</text:span>(<text:span text:style-name="T8">''</text:span>);</text:p>
      <text:p text:style-name="P4"><text:span text:style-name="T1">const</text:span> [<text:span text:style-name="T11">cpf</text:span>, <text:span text:style-name="T4">setCpf</text:span>] <text:span text:style-name="T6">=</text:span> <text:span text:style-name="T4">useState</text:span>(<text:span text:style-name="T8">''</text:span>);</text:p>
      <text:p text:style-name="P4"><text:span text:style-name="T1">const</text:span> [<text:span text:style-name="T11">contato</text:span>, <text:span text:style-name="T4">setContato</text:span>] <text:span text:style-name="T6">=</text:span> <text:span text:style-name="T4">useState</text:span>(<text:span text:style-name="T8">''</text:span>);</text:p>
      <text:p text:style-name="P4"><text:span text:style-name="T1">const</text:span> [<text:span text:style-name="T11">booleano</text:span>, <text:span text:style-name="T4">setBooleano</text:span>] <text:span text:style-name="T6">=</text:span> <text:span text:style-name="T4">useState</text:span>(<text:span text:style-name="T1">false</text:span>);</text:p>
      <text:p text:style-name="P4"><text:span text:style-name="T1">const</text:span> [<text:span text:style-name="T11">opcaoSelecionada</text:span>, <text:span text:style-name="T4">setOpcaoSelecionada</text:span>] <text:span text:style-name="T6">=</text:span> <text:span text:style-name="T4">useState</text:span>(<text:span text:style-name="T8">''</text:span>);</text:p>
      <text:p text:style-name="P4"><text:span text:style-name="T1">const</text:span> [<text:span text:style-name="T11">opcaoRadio</text:span>, <text:span text:style-name="T4">setOpcaoRadio</text:span>] <text:span text:style-name="T6">=</text:span> <text:span text:style-name="T4">useState</text:span>(<text:span text:style-name="T8">''</text:span>);</text:p>
      <text:p text:style-name="P4"><text:span text:style-name="T1">const</text:span> [<text:span text:style-name="T11">erros</text:span>, <text:span text:style-name="T4">setErrors</text:span>] <text:span text:style-name="T6">=</text:span> <text:span text:style-name="T4">useState</text:span>({});</text:p>
      <text:p text:style-name="P9"/>
      <text:p text:style-name="P4"><text:span text:style-name="T1">const</text:span> <text:span text:style-name="T4">handleSubmit</text:span> <text:span text:style-name="T6">=</text:span> <text:span text:style-name="T1">async</text:span> (<text:span text:style-name="T12">e</text:span>) <text:span text:style-name="T1">=&gt;</text:span> {</text:p>
      <text:p text:style-name="P4"><text:span text:style-name="T12">e</text:span>.<text:span text:style-name="T4">preventDefault</text:span>();</text:p>
      <text:p text:style-name="P9"/>
      <text:p text:style-name="P7">// Validação dos dados do formulário</text:p>
      <text:p text:style-name="P4"><text:span text:style-name="T1">const</text:span> <text:span text:style-name="T11">validationErrors</text:span> <text:span text:style-name="T6">=</text:span> {};</text:p>
      <text:p text:style-name="P9"/>
      <text:p text:style-name="P4"><text:span text:style-name="T14">if</text:span> (<text:span text:style-name="T6">!</text:span><text:span text:style-name="T11">texto</text:span> <text:span text:style-name="T6">||</text:span> <text:span text:style-name="T11">texto</text:span>.<text:span text:style-name="T11">length</text:span> <text:span text:style-name="T6">&lt;</text:span> <text:span text:style-name="T13">2</text:span> <text:span text:style-name="T6">||</text:span> <text:span text:style-name="T11">texto</text:span>.<text:span text:style-name="T11">length</text:span> <text:span text:style-name="T6">&gt;</text:span> <text:span text:style-name="T13">255</text:span>) {</text:p>
      <text:p text:style-name="P4"><text:span text:style-name="T11">validationErrors</text:span>.<text:span text:style-name="T12">texto</text:span> <text:span text:style-name="T6">=</text:span> <text:span text:style-name="T8">'O texto é obrigatório e deve ter entre 2 e 255 caracteres'</text:span>;</text:p>
      <text:p text:style-name="P4">}</text:p>
      <text:p text:style-name="P9"/>
      <text:p text:style-name="P4"><text:span text:style-name="T14">if</text:span> (<text:span text:style-name="T6">!</text:span><text:span text:style-name="T11">inteiro</text:span> <text:span text:style-name="T6">||</text:span> <text:span text:style-name="T4">isNaN</text:span>(<text:span text:style-name="T11">inteiro</text:span>) <text:span text:style-name="T6">||</text:span> <text:span text:style-name="T11">inteiro</text:span> <text:span text:style-name="T6">&lt;=</text:span> <text:span text:style-name="T13">0</text:span> <text:span text:style-name="T6">||</text:span> <text:span text:style-name="T11">inteiro</text:span> <text:span text:style-name="T6">&gt;=</text:span> <text:span text:style-name="T13">1000</text:span>) {</text:p>
      <text:p text:style-name="P4"><text:span text:style-name="T11">validationErrors</text:span>.<text:span text:style-name="T12">inteiro</text:span> <text:span text:style-name="T6">=</text:span> <text:span text:style-name="T8">'O inteiro é obrigatório e deve ser um número maior que 0 e menor que 1000'</text:span>;</text:p>
      <text:p text:style-name="P4">}</text:p>
      <text:p text:style-name="P9"/>
      <text:p text:style-name="P4"><text:span text:style-name="T14">if</text:span> (<text:span text:style-name="T1">typeof</text:span> <text:span text:style-name="T11">booleano</text:span> <text:span text:style-name="T6">!==</text:span> <text:span text:style-name="T8">'boolean'</text:span>) {</text:p>
      <text:p text:style-name="P4"><text:span text:style-name="T11">validationErrors</text:span>.<text:span text:style-name="T12">booleano</text:span> <text:span text:style-name="T6">=</text:span> <text:span text:style-name="T8">'O booleano é obrigatório'</text:span>;</text:p>
      <text:p text:style-name="P4">}</text:p>
      <text:p text:style-name="P9"/>
      <text:p text:style-name="P4"><text:span text:style-name="T14">if</text:span> (<text:span text:style-name="T6">!</text:span><text:span text:style-name="T11">opcaoSelecionada</text:span>) {</text:p>
      <text:p text:style-name="P4"><text:span text:style-name="T11">validationErrors</text:span>.<text:span text:style-name="T12">opcaoSelecionada</text:span> <text:span text:style-name="T6">=</text:span> <text:span text:style-name="T8">'A opção do dropdown é obrigatória'</text:span>;</text:p>
      <text:p text:style-name="P4">}</text:p>
      <text:p text:style-name="P9"/>
      <text:p text:style-name="P4"><text:span text:style-name="T14">if</text:span> (<text:span text:style-name="T6">!</text:span><text:span text:style-name="T11">cpf</text:span>) {</text:p>
      <text:p text:style-name="P4"><text:span text:style-name="T11">validationErrors</text:span>.<text:span text:style-name="T12">cpf</text:span> <text:span text:style-name="T6">=</text:span> <text:span text:style-name="T8">'O CPF é obrigatório'</text:span>;</text:p>
      <text:p text:style-name="P4">}</text:p>
      <text:p text:style-name="P9"/>
      <text:p text:style-name="P4"><text:span text:style-name="T14">if</text:span> (<text:span text:style-name="T6">!</text:span><text:span text:style-name="T11">contato</text:span>) {</text:p>
      <text:p text:style-name="P4"><text:span text:style-name="T11">validationErrors</text:span>.<text:span text:style-name="T12">contato</text:span> <text:span text:style-name="T6">=</text:span> <text:span text:style-name="T8">'O telefone é obrigatório'</text:span>;</text:p>
      <text:p text:style-name="P4">}</text:p>
      <text:p text:style-name="P9"><text:soft-page-break/></text:p>
      <text:p text:style-name="P4"><text:span text:style-name="T14">if</text:span> (<text:span text:style-name="T6">!</text:span><text:span text:style-name="T11">opcaoRadio</text:span>) {</text:p>
      <text:p text:style-name="P4"><text:span text:style-name="T11">validationErrors</text:span>.<text:span text:style-name="T12">opcaoRadio</text:span> <text:span text:style-name="T6">=</text:span> <text:span text:style-name="T8">'Selecione uma opção de rádio'</text:span>;</text:p>
      <text:p text:style-name="P4">}</text:p>
      <text:p text:style-name="P9"/>
      <text:p text:style-name="P4"><text:span text:style-name="T4">setErrors</text:span>(<text:span text:style-name="T11">validationErrors</text:span>);</text:p>
      <text:p text:style-name="P9"/>
      <text:p text:style-name="P4"><text:span text:style-name="T14">if</text:span> (<text:span text:style-name="T10">Object</text:span>.<text:span text:style-name="T4">keys</text:span>(<text:span text:style-name="T11">validationErrors</text:span>).<text:span text:style-name="T12">length</text:span> <text:span text:style-name="T6">===</text:span> <text:span text:style-name="T13">0</text:span>) {</text:p>
      <text:p text:style-name="P7">// Se não houver erros de validação, você pode enviar os dados do formulário para a API</text:p>
      <text:p text:style-name="P4"><text:span text:style-name="T1">const</text:span> <text:span text:style-name="T11">formData</text:span> <text:span text:style-name="T6">=</text:span> {</text:p>
      <text:p text:style-name="P4"><text:span text:style-name="T12">texto</text:span>,</text:p>
      <text:p text:style-name="P4"><text:span text:style-name="T12">inteiro</text:span>,</text:p>
      <text:p text:style-name="P4"><text:span text:style-name="T12">cpf</text:span>,</text:p>
      <text:p text:style-name="P4"><text:span text:style-name="T12">contato</text:span>,</text:p>
      <text:p text:style-name="P4"><text:span text:style-name="T12">booleano</text:span>,</text:p>
      <text:p text:style-name="P4"><text:span text:style-name="T12">opcaoSelecionada</text:span>,</text:p>
      <text:p text:style-name="P11">opcaoRadio</text:p>
      <text:p text:style-name="P4">}</text:p>
      <text:p text:style-name="P10"/>
      <text:p text:style-name="P7">// Exibindo os dados do formulário no console</text:p>
      <text:p text:style-name="P4"><text:span text:style-name="T12">console</text:span>.<text:span text:style-name="T4">log</text:span>(<text:span text:style-name="T11">formData</text:span>);</text:p>
      <text:p text:style-name="P9"/>
      <text:p text:style-name="P4"><text:span text:style-name="T14">try</text:span> {</text:p>
      <text:p text:style-name="P4"><text:span text:style-name="T1">const</text:span> <text:span text:style-name="T11">response</text:span> <text:span text:style-name="T6">=</text:span> <text:span text:style-name="T14">await</text:span> <text:span text:style-name="T4">fetch</text:span>(<text:span text:style-name="T8">'http://localhost:3333/cadastrarDoador'</text:span>, {</text:p>
      <text:p text:style-name="P4"><text:span text:style-name="T12">method:</text:span> <text:span text:style-name="T8">'POST'</text:span>, <text:span text:style-name="T15">// Método HTTP para enviar os dados</text:span></text:p>
      <text:p text:style-name="P4"><text:span text:style-name="T12">headers:</text:span> {</text:p>
      <text:p text:style-name="P4"><text:span text:style-name="T8">'Content-Type'</text:span><text:span text:style-name="T12">:</text:span> <text:span text:style-name="T8">'application/json'</text:span> <text:span text:style-name="T15">// Tipo de conteúdo do corpo da requisição</text:span></text:p>
      <text:p text:style-name="P4">},</text:p>
      <text:p text:style-name="P4"><text:span text:style-name="T12">body:</text:span> <text:span text:style-name="T12">JSON</text:span>.<text:span text:style-name="T4">stringify</text:span>(<text:span text:style-name="T11">formData</text:span>) <text:span text:style-name="T15">// Dados do formulário convertidos para JSON</text:span></text:p>
      <text:p text:style-name="P4">});</text:p>
      <text:p text:style-name="P9"/>
      <text:p text:style-name="P4"><text:span text:style-name="T14">if</text:span> (<text:span text:style-name="T11">response</text:span>.<text:span text:style-name="T11">ok</text:span>) {</text:p>
      <text:p text:style-name="P4"><text:span text:style-name="T12">console</text:span>.<text:span text:style-name="T4">log</text:span>(<text:span text:style-name="T8">'Dados enviados com sucesso!'</text:span>);</text:p>
      <text:p text:style-name="P4">} <text:span text:style-name="T14">else</text:span> {</text:p>
      <text:p text:style-name="P4"><text:span text:style-name="T12">console</text:span>.<text:span text:style-name="T4">error</text:span>(<text:span text:style-name="T8">'Falha ao enviar os dados.'</text:span>);</text:p>
      <text:p text:style-name="P4"><text:span text:style-name="T12">console</text:span>.<text:span text:style-name="T4">log</text:span>(<text:span text:style-name="T11">response</text:span>);</text:p>
      <text:p text:style-name="P4">}</text:p>
      <text:p text:style-name="P4">} <text:span text:style-name="T14">catch</text:span> (<text:span text:style-name="T12">error</text:span>) { <text:span text:style-name="T12">console</text:span>.<text:span text:style-name="T4">log</text:span>(<text:span text:style-name="T8">'Erro ao enviar os dados:'</text:span>, <text:span text:style-name="T12">error</text:span>); }</text:p>
      <text:p text:style-name="P4">} <text:span text:style-name="T14">else</text:span> {</text:p>
      <text:p text:style-name="P4"><text:span text:style-name="T4">alert</text:span>(<text:span text:style-name="T8">"Dados inválidos!"</text:span>);</text:p>
      <text:p text:style-name="P4">}</text:p>
      <text:p text:style-name="P10"/>
      <text:p text:style-name="P4">};</text:p>
      <text:p text:style-name="P9"/>
      <text:p text:style-name="P4"><text:span text:style-name="T14">return</text:span> (</text:p>
      <text:p text:style-name="P4"><text:span text:style-name="T16">&lt;</text:span><text:span text:style-name="T1">form</text:span> <text:span text:style-name="T12">onSubmit</text:span><text:span text:style-name="T6">=</text:span><text:span text:style-name="T1">{</text:span><text:span text:style-name="T4">handleSubmit</text:span><text:span text:style-name="T1">}</text:span><text:span text:style-name="T16">&gt;</text:span></text:p>
      <text:p text:style-name="P4"><text:span text:style-name="T16">&lt;</text:span><text:span text:style-name="T1">label</text:span><text:span text:style-name="T16">&gt;</text:span></text:p>
      <text:p text:style-name="P4">Nome:</text:p>
      <text:p text:style-name="P4"><text:span text:style-name="T16">&lt;</text:span><text:span text:style-name="T1">input</text:span> <text:span text:style-name="T12">type</text:span><text:span text:style-name="T6">=</text:span><text:span text:style-name="T8">"text"</text:span> <text:span text:style-name="T12">value</text:span><text:span text:style-name="T6">=</text:span><text:span text:style-name="T1">{</text:span><text:span text:style-name="T11">texto</text:span><text:span text:style-name="T1">}</text:span> <text:span text:style-name="T12">onChange</text:span><text:span text:style-name="T6">=</text:span><text:span text:style-name="T1">{</text:span><text:span text:style-name="T6">(</text:span><text:span text:style-name="T12">e</text:span><text:span text:style-name="T6">) </text:span><text:span text:style-name="T1">=&gt;</text:span><text:span text:style-name="T6"> </text:span><text:span text:style-name="T4">setTexto</text:span><text:span text:style-name="T6">(</text:span><text:span text:style-name="T12">e</text:span><text:span text:style-name="T6">.</text:span><text:span text:style-name="T12">target</text:span><text:span text:style-name="T6">.</text:span><text:span text:style-name="T12">value</text:span><text:span text:style-name="T6">)</text:span><text:span text:style-name="T1">}</text:span> <text:span text:style-name="T16">/&gt;</text:span></text:p>
      <text:p text:style-name="P4"><text:soft-page-break/><text:span text:style-name="T16">&lt;/</text:span><text:span text:style-name="T1">label</text:span><text:span text:style-name="T16">&gt;</text:span></text:p>
      <text:p text:style-name="P4"><text:span text:style-name="T16">&lt;</text:span><text:span text:style-name="T1">br</text:span> <text:span text:style-name="T16">/&gt;</text:span></text:p>
      <text:p text:style-name="P4"><text:span text:style-name="T16">&lt;</text:span><text:span text:style-name="T1">label</text:span><text:span text:style-name="T16">&gt;</text:span></text:p>
      <text:p text:style-name="P4">Código:</text:p>
      <text:p text:style-name="P4"><text:span text:style-name="T16">&lt;</text:span><text:span text:style-name="T1">input</text:span> <text:span text:style-name="T12">type</text:span><text:span text:style-name="T6">=</text:span><text:span text:style-name="T8">"number"</text:span> <text:span text:style-name="T12">value</text:span><text:span text:style-name="T6">=</text:span><text:span text:style-name="T1">{</text:span><text:span text:style-name="T11">inteiro</text:span><text:span text:style-name="T1">}</text:span> <text:span text:style-name="T12">onChange</text:span><text:span text:style-name="T6">=</text:span><text:span text:style-name="T1">{</text:span><text:span text:style-name="T6">(</text:span><text:span text:style-name="T12">e</text:span><text:span text:style-name="T6">) </text:span><text:span text:style-name="T1">=&gt;</text:span><text:span text:style-name="T6"> </text:span><text:span text:style-name="T4">setInteiro</text:span><text:span text:style-name="T6">(</text:span><text:span text:style-name="T4">parseInt</text:span><text:span text:style-name="T6">(</text:span><text:span text:style-name="T12">e</text:span><text:span text:style-name="T6">.</text:span><text:span text:style-name="T12">target</text:span><text:span text:style-name="T6">.</text:span><text:span text:style-name="T12">value</text:span><text:span text:style-name="T6">))</text:span><text:span text:style-name="T1">}</text:span> <text:span text:style-name="T16">/&gt;</text:span></text:p>
      <text:p text:style-name="P4"><text:span text:style-name="T16">&lt;/</text:span><text:span text:style-name="T1">label</text:span><text:span text:style-name="T16">&gt;</text:span></text:p>
      <text:p text:style-name="P4"><text:span text:style-name="T16">&lt;</text:span><text:span text:style-name="T1">br</text:span> <text:span text:style-name="T16">/&gt;</text:span></text:p>
      <text:p text:style-name="P4"><text:span text:style-name="T16">&lt;</text:span><text:span text:style-name="T1">label</text:span><text:span text:style-name="T16">&gt;</text:span></text:p>
      <text:p text:style-name="P4">CPF:</text:p>
      <text:p text:style-name="P4"><text:span text:style-name="T16">&lt;</text:span><text:span text:style-name="T1">input</text:span> <text:span text:style-name="T12">type</text:span><text:span text:style-name="T6">=</text:span><text:span text:style-name="T8">"text"</text:span> <text:span text:style-name="T12">value</text:span><text:span text:style-name="T6">=</text:span><text:span text:style-name="T1">{</text:span><text:span text:style-name="T11">cpf</text:span><text:span text:style-name="T1">}</text:span> <text:span text:style-name="T12">onChange</text:span><text:span text:style-name="T6">=</text:span><text:span text:style-name="T1">{</text:span><text:span text:style-name="T6">(</text:span><text:span text:style-name="T12">e</text:span><text:span text:style-name="T6">) </text:span><text:span text:style-name="T1">=&gt;</text:span><text:span text:style-name="T6"> </text:span><text:span text:style-name="T4">setCpf</text:span><text:span text:style-name="T6">(</text:span><text:span text:style-name="T12">e</text:span><text:span text:style-name="T6">.</text:span><text:span text:style-name="T12">target</text:span><text:span text:style-name="T6">.</text:span><text:span text:style-name="T12">value</text:span><text:span text:style-name="T6">)</text:span><text:span text:style-name="T1">}</text:span> <text:span text:style-name="T16">/&gt;</text:span></text:p>
      <text:p text:style-name="P4"><text:span text:style-name="T16">&lt;/</text:span><text:span text:style-name="T1">label</text:span><text:span text:style-name="T16">&gt;</text:span></text:p>
      <text:p text:style-name="P4"><text:span text:style-name="T16">&lt;</text:span><text:span text:style-name="T1">br</text:span> <text:span text:style-name="T16">/&gt;</text:span></text:p>
      <text:p text:style-name="P4"><text:span text:style-name="T16">&lt;</text:span><text:span text:style-name="T1">label</text:span><text:span text:style-name="T16">&gt;</text:span></text:p>
      <text:p text:style-name="P4">Contato:</text:p>
      <text:p text:style-name="P4"><text:span text:style-name="T16">&lt;</text:span><text:span text:style-name="T1">input</text:span> <text:span text:style-name="T12">type</text:span><text:span text:style-name="T6">=</text:span><text:span text:style-name="T8">"text"</text:span> <text:span text:style-name="T12">value</text:span><text:span text:style-name="T6">=</text:span><text:span text:style-name="T1">{</text:span><text:span text:style-name="T11">contato</text:span><text:span text:style-name="T1">}</text:span> <text:span text:style-name="T12">onChange</text:span><text:span text:style-name="T6">=</text:span><text:span text:style-name="T1">{</text:span><text:span text:style-name="T6">(</text:span><text:span text:style-name="T12">e</text:span><text:span text:style-name="T6">) </text:span><text:span text:style-name="T1">=&gt;</text:span><text:span text:style-name="T6"> </text:span><text:span text:style-name="T4">setContato</text:span><text:span text:style-name="T6">(</text:span><text:span text:style-name="T12">e</text:span><text:span text:style-name="T6">.</text:span><text:span text:style-name="T12">target</text:span><text:span text:style-name="T6">.</text:span><text:span text:style-name="T12">value</text:span><text:span text:style-name="T6">)</text:span><text:span text:style-name="T1">}</text:span> <text:span text:style-name="T16">/&gt;</text:span></text:p>
      <text:p text:style-name="P4"><text:span text:style-name="T16">&lt;/</text:span><text:span text:style-name="T1">label</text:span><text:span text:style-name="T16">&gt;</text:span></text:p>
      <text:p text:style-name="P4"><text:span text:style-name="T16">&lt;</text:span><text:span text:style-name="T1">br</text:span> <text:span text:style-name="T16">/&gt;</text:span></text:p>
      <text:p text:style-name="P4"><text:span text:style-name="T16">&lt;</text:span><text:span text:style-name="T1">label</text:span><text:span text:style-name="T16">&gt;</text:span></text:p>
      <text:p text:style-name="P4">Status:</text:p>
      <text:p text:style-name="P4"><text:span text:style-name="T16">&lt;</text:span><text:span text:style-name="T1">input</text:span> <text:span text:style-name="T12">type</text:span><text:span text:style-name="T6">=</text:span><text:span text:style-name="T8">"checkbox"</text:span> <text:span text:style-name="T12">checked</text:span><text:span text:style-name="T6">=</text:span><text:span text:style-name="T1">{</text:span><text:span text:style-name="T11">booleano</text:span><text:span text:style-name="T1">}</text:span> <text:span text:style-name="T12">onChange</text:span><text:span text:style-name="T6">=</text:span><text:span text:style-name="T1">{</text:span><text:span text:style-name="T6">(</text:span><text:span text:style-name="T12">e</text:span><text:span text:style-name="T6">) </text:span><text:span text:style-name="T1">=&gt;</text:span><text:span text:style-name="T6"> </text:span><text:span text:style-name="T4">setBooleano</text:span><text:span text:style-name="T6">(</text:span><text:span text:style-name="T12">e</text:span><text:span text:style-name="T6">.</text:span><text:span text:style-name="T12">target</text:span><text:span text:style-name="T6">.</text:span><text:span text:style-name="T12">checked</text:span><text:span text:style-name="T6">)</text:span><text:span text:style-name="T1">}</text:span> <text:span text:style-name="T16">/&gt;</text:span></text:p>
      <text:p text:style-name="P4"><text:span text:style-name="T16">&lt;/</text:span><text:span text:style-name="T1">label</text:span><text:span text:style-name="T16">&gt;</text:span></text:p>
      <text:p text:style-name="P4"><text:span text:style-name="T16">&lt;</text:span><text:span text:style-name="T1">br</text:span> <text:span text:style-name="T16">/&gt;</text:span></text:p>
      <text:p text:style-name="P4"><text:span text:style-name="T16">&lt;</text:span><text:span text:style-name="T1">label</text:span><text:span text:style-name="T16">&gt;</text:span></text:p>
      <text:p text:style-name="P4">Tipo Sanguíneo:</text:p>
      <text:p text:style-name="P4"><text:span text:style-name="T16">&lt;</text:span><text:span text:style-name="T1">select</text:span> <text:span text:style-name="T12">value</text:span><text:span text:style-name="T6">=</text:span><text:span text:style-name="T1">{</text:span><text:span text:style-name="T11">opcaoSelecionada</text:span><text:span text:style-name="T1">}</text:span> <text:span text:style-name="T12">onChange</text:span><text:span text:style-name="T6">=</text:span><text:span text:style-name="T1">{</text:span><text:span text:style-name="T6">(</text:span><text:span text:style-name="T12">e</text:span><text:span text:style-name="T6">) </text:span><text:span text:style-name="T1">=&gt;</text:span><text:span text:style-name="T6"> </text:span><text:span text:style-name="T4">setOpcaoSelecionada</text:span><text:span text:style-name="T6">(</text:span><text:span text:style-name="T12">e</text:span><text:span text:style-name="T6">.</text:span><text:span text:style-name="T12">target</text:span><text:span text:style-name="T6">.</text:span><text:span text:style-name="T12">value</text:span><text:span text:style-name="T6">)</text:span><text:span text:style-name="T1">}</text:span><text:span text:style-name="T16">&gt;</text:span></text:p>
      <text:p text:style-name="P4"><text:span text:style-name="T16">&lt;</text:span><text:span text:style-name="T1">option</text:span> <text:span text:style-name="T12">value</text:span><text:span text:style-name="T6">=</text:span><text:span text:style-name="T8">""</text:span><text:span text:style-name="T16">&gt;</text:span>Selecione uma opção<text:span text:style-name="T16">&lt;/</text:span><text:span text:style-name="T1">option</text:span><text:span text:style-name="T16">&gt;</text:span></text:p>
      <text:p text:style-name="P4"><text:span text:style-name="T16">&lt;</text:span><text:span text:style-name="T1">option</text:span> <text:span text:style-name="T12">value</text:span><text:span text:style-name="T6">=</text:span><text:span text:style-name="T8">"A"</text:span><text:span text:style-name="T16">&gt;</text:span>A<text:span text:style-name="T16">&lt;/</text:span><text:span text:style-name="T1">option</text:span><text:span text:style-name="T16">&gt;</text:span></text:p>
      <text:p text:style-name="P4"><text:span text:style-name="T16">&lt;</text:span><text:span text:style-name="T1">option</text:span> <text:span text:style-name="T12">value</text:span><text:span text:style-name="T6">=</text:span><text:span text:style-name="T8">"B"</text:span><text:span text:style-name="T16">&gt;</text:span>B<text:span text:style-name="T16">&lt;/</text:span><text:span text:style-name="T1">option</text:span><text:span text:style-name="T16">&gt;</text:span></text:p>
      <text:p text:style-name="P4"><text:span text:style-name="T16">&lt;</text:span><text:span text:style-name="T1">option</text:span> <text:span text:style-name="T12">value</text:span><text:span text:style-name="T6">=</text:span><text:span text:style-name="T8">"AB"</text:span><text:span text:style-name="T16">&gt;</text:span>AB<text:span text:style-name="T16">&lt;/</text:span><text:span text:style-name="T1">option</text:span><text:span text:style-name="T16">&gt;</text:span></text:p>
      <text:p text:style-name="P4"><text:span text:style-name="T16">&lt;</text:span><text:span text:style-name="T1">option</text:span> <text:span text:style-name="T12">value</text:span><text:span text:style-name="T6">=</text:span><text:span text:style-name="T8">"O"</text:span><text:span text:style-name="T16">&gt;</text:span>O<text:span text:style-name="T16">&lt;/</text:span><text:span text:style-name="T1">option</text:span><text:span text:style-name="T16">&gt;</text:span></text:p>
      <text:p text:style-name="P4"><text:span text:style-name="T16">&lt;/</text:span><text:span text:style-name="T1">select</text:span><text:span text:style-name="T16">&gt;</text:span></text:p>
      <text:p text:style-name="P4"><text:span text:style-name="T16">&lt;/</text:span><text:span text:style-name="T1">label</text:span><text:span text:style-name="T16">&gt;</text:span></text:p>
      <text:p text:style-name="P4"><text:span text:style-name="T16">&lt;</text:span><text:span text:style-name="T1">br</text:span> <text:span text:style-name="T16">/&gt;</text:span></text:p>
      <text:p text:style-name="P4"><text:span text:style-name="T16">&lt;</text:span><text:span text:style-name="T1">label</text:span><text:span text:style-name="T16">&gt;</text:span></text:p>
      <text:p text:style-name="P4">Opções de Radio:</text:p>
      <text:p text:style-name="P4"><text:span text:style-name="T16">&lt;</text:span><text:span text:style-name="T1">label</text:span><text:span text:style-name="T16">&gt;</text:span></text:p>
      <text:p text:style-name="P4"><text:span text:style-name="T16">&lt;</text:span><text:span text:style-name="T1">input</text:span> <text:span text:style-name="T12">type</text:span><text:span text:style-name="T6">=</text:span><text:span text:style-name="T8">"radio"</text:span> <text:span text:style-name="T12">value</text:span><text:span text:style-name="T6">=</text:span><text:span text:style-name="T8">"Positivo"</text:span> <text:span text:style-name="T12">checked</text:span><text:span text:style-name="T6">=</text:span><text:span text:style-name="T1">{</text:span><text:span text:style-name="T11">opcaoRadio</text:span><text:span text:style-name="T6"> === </text:span><text:span text:style-name="T8">'+'</text:span><text:span text:style-name="T1">}</text:span> <text:span text:style-name="T12">onChange</text:span><text:span text:style-name="T6">=</text:span><text:span text:style-name="T1">{</text:span><text:span text:style-name="T6">() </text:span><text:span text:style-name="T1">=&gt;</text:span><text:span text:style-name="T6"> </text:span><text:span text:style-name="T4">setOpcaoRadio</text:span><text:span text:style-name="T6">(</text:span><text:span text:style-name="T8">'+'</text:span><text:span text:style-name="T6">)</text:span><text:span text:style-name="T1">}</text:span> <text:span text:style-name="T16">/&gt;</text:span></text:p>
      <text:p text:style-name="P4">Positivo</text:p>
      <text:p text:style-name="P4"><text:span text:style-name="T16">&lt;/</text:span><text:span text:style-name="T1">label</text:span><text:span text:style-name="T16">&gt;</text:span></text:p>
      <text:p text:style-name="P4"><text:span text:style-name="T16">&lt;</text:span><text:span text:style-name="T1">label</text:span><text:span text:style-name="T16">&gt;</text:span></text:p>
      <text:p text:style-name="P4"><text:span text:style-name="T16">&lt;</text:span><text:span text:style-name="T1">input</text:span> <text:span text:style-name="T12">type</text:span><text:span text:style-name="T6">=</text:span><text:span text:style-name="T8">"radio"</text:span> <text:span text:style-name="T12">value</text:span><text:span text:style-name="T6">=</text:span><text:span text:style-name="T8">"Negativo"</text:span> <text:span text:style-name="T12">checked</text:span><text:span text:style-name="T6">=</text:span><text:span text:style-name="T1">{</text:span><text:span text:style-name="T11">opcaoRadio</text:span><text:span text:style-name="T6"> === </text:span><text:span text:style-name="T8">'-'</text:span><text:span text:style-name="T1">}</text:span> <text:span text:style-name="T12">onChange</text:span><text:span text:style-name="T6">=</text:span><text:span text:style-name="T1">{</text:span><text:span text:style-name="T6">() </text:span><text:span text:style-name="T1">=&gt;</text:span><text:span text:style-name="T6"> </text:span><text:span text:style-name="T4">setOpcaoRadio</text:span><text:span text:style-name="T6">(</text:span><text:span text:style-name="T8">'-'</text:span><text:span text:style-name="T6">)</text:span><text:span text:style-name="T1">}</text:span> <text:span text:style-name="T16">/&gt;</text:span></text:p>
      <text:p text:style-name="P4">Negativo</text:p>
      <text:p text:style-name="P4"><text:span text:style-name="T16">&lt;/</text:span><text:span text:style-name="T1">label</text:span><text:span text:style-name="T16">&gt;</text:span></text:p>
      <text:p text:style-name="P4"><text:span text:style-name="T16">&lt;/</text:span><text:span text:style-name="T1">label</text:span><text:span text:style-name="T16">&gt;</text:span></text:p>
      <text:p text:style-name="P4"><text:span text:style-name="T16">&lt;</text:span><text:span text:style-name="T1">br</text:span> <text:span text:style-name="T16">/&gt;</text:span></text:p>
      <text:p text:style-name="P4"><text:span text:style-name="T16">&lt;</text:span><text:span text:style-name="T1">button</text:span> <text:span text:style-name="T12">type</text:span><text:span text:style-name="T6">=</text:span><text:span text:style-name="T8">"submit"</text:span><text:span text:style-name="T16">&gt;</text:span>Enviar<text:span text:style-name="T16">&lt;/</text:span><text:span text:style-name="T1">button</text:span><text:span text:style-name="T16">&gt;</text:span></text:p>
      <text:p text:style-name="P4"><text:soft-page-break/><text:span text:style-name="T16">&lt;/</text:span><text:span text:style-name="T1">form</text:span><text:span text:style-name="T16">&gt;</text:span></text:p>
      <text:p text:style-name="P4">);</text:p>
      <text:p text:style-name="P4">};</text:p>
      <text:p text:style-name="P9"/>
      <text:p text:style-name="P4"><text:span text:style-name="T14">export</text:span> <text:span text:style-name="T14">default</text:span> <text:span text:style-name="T4">Formulario</text:span>;</text:p>
      <text:p text:style-name="P1"/>
      <text:p text:style-name="P2"/>
      <text:p text:style-name="P2">---------------------------------------------------------------------------------------------------</text:p>
      <text:p text:style-name="P2">O arquivo routes.js deve ficar assim:</text:p>
      <text:p text:style-name="P2"/>
      <text:p text:style-name="P5"><text:span text:style-name="T2">const</text:span><text:span text:style-name="T3"> </text:span><text:span text:style-name="T5">express</text:span><text:span text:style-name="T3"> </text:span><text:span text:style-name="T7">=</text:span><text:span text:style-name="T3"> </text:span><text:span text:style-name="T5">require</text:span><text:span text:style-name="T3">(</text:span><text:span text:style-name="T9">'express'</text:span><text:span text:style-name="T3">)</text:span></text:p>
      <text:p text:style-name="P4"><text:span text:style-name="T1">const</text:span> { <text:span text:style-name="T10">Pool</text:span> } <text:span text:style-name="T6">=</text:span> <text:span text:style-name="T4">require</text:span>(<text:span text:style-name="T8">'pg'</text:span>);</text:p>
      <text:p text:style-name="P4"><text:span text:style-name="T1">const</text:span> <text:span text:style-name="T11">routes</text:span> <text:span text:style-name="T6">=</text:span> <text:span text:style-name="T4">express</text:span>.<text:span text:style-name="T4">Router</text:span>();</text:p>
      <text:p text:style-name="P9"/>
      <text:p text:style-name="P4"><text:span text:style-name="T1">const</text:span> <text:span text:style-name="T11">pool</text:span> <text:span text:style-name="T6">=</text:span> <text:span text:style-name="T1">new</text:span> <text:span text:style-name="T10">Pool</text:span>({</text:p>
      <text:p text:style-name="P4"><text:span text:style-name="T12">user:</text:span> <text:span text:style-name="T8">'postgres'</text:span>,</text:p>
      <text:p text:style-name="P4"><text:span text:style-name="T12">host:</text:span> <text:span text:style-name="T8">'localhost'</text:span>,</text:p>
      <text:p text:style-name="P4"><text:span text:style-name="T12">database:</text:span> <text:span text:style-name="T8">'postgres'</text:span>,</text:p>
      <text:p text:style-name="P4"><text:span text:style-name="T12">password:</text:span> <text:span text:style-name="T8">'12345'</text:span>,</text:p>
      <text:p text:style-name="P4"><text:span text:style-name="T12">port:</text:span> <text:span text:style-name="T13">5433</text:span>,</text:p>
      <text:p text:style-name="P4">});</text:p>
      <text:p text:style-name="P9"/>
      <text:p text:style-name="P4"><text:span text:style-name="T11">routes</text:span>.<text:span text:style-name="T4">get</text:span>(<text:span text:style-name="T8">'/doador'</text:span>, <text:span text:style-name="T1">async</text:span> (<text:span text:style-name="T12">req</text:span>, <text:span text:style-name="T12">res</text:span>) <text:span text:style-name="T1">=&gt;</text:span> {</text:p>
      <text:p text:style-name="P4"><text:span text:style-name="T14">try</text:span> {</text:p>
      <text:p text:style-name="P4"><text:span text:style-name="T1">const</text:span> <text:span text:style-name="T11">client</text:span> <text:span text:style-name="T6">=</text:span> <text:span text:style-name="T14">await</text:span> <text:span text:style-name="T11">pool</text:span>.<text:span text:style-name="T4">connect</text:span>();</text:p>
      <text:p text:style-name="P4"><text:span text:style-name="T1">const</text:span> <text:span text:style-name="T11">result</text:span> <text:span text:style-name="T6">=</text:span> <text:span text:style-name="T14">await</text:span> <text:span text:style-name="T11">client</text:span>.<text:span text:style-name="T4">query</text:span>(<text:span text:style-name="T8">"SELECT * FROM DOADOR WHERE situacao = 'Ativo'"</text:span>);</text:p>
      <text:p text:style-name="P4"><text:span text:style-name="T1">const</text:span> <text:span text:style-name="T11">doador</text:span> <text:span text:style-name="T6">=</text:span> <text:span text:style-name="T11">result</text:span>.<text:span text:style-name="T12">rows</text:span>;</text:p>
      <text:p text:style-name="P4"><text:span text:style-name="T11">client</text:span>.<text:span text:style-name="T4">release</text:span>();</text:p>
      <text:p text:style-name="P4"><text:span text:style-name="T12">res</text:span>.<text:span text:style-name="T4">json</text:span>(<text:span text:style-name="T11">doador</text:span>);</text:p>
      <text:p text:style-name="P4">} <text:span text:style-name="T14">catch</text:span> (<text:span text:style-name="T12">err</text:span>) {</text:p>
      <text:p text:style-name="P4"><text:span text:style-name="T12">console</text:span>.<text:span text:style-name="T4">error</text:span>(<text:span text:style-name="T8">'Erro ao buscar usuários'</text:span>, <text:span text:style-name="T12">err</text:span>);</text:p>
      <text:p text:style-name="P4"><text:span text:style-name="T12">res</text:span>.<text:span text:style-name="T4">status</text:span>(<text:span text:style-name="T13">500</text:span>).<text:span text:style-name="T4">json</text:span>({ <text:span text:style-name="T12">error:</text:span> <text:span text:style-name="T8">'Erro ao buscar usuários'</text:span> });</text:p>
      <text:p text:style-name="P4">}</text:p>
      <text:p text:style-name="P4">})</text:p>
      <text:p text:style-name="P9"/>
      <text:p text:style-name="P4"><text:span text:style-name="T11">routes</text:span>.<text:span text:style-name="T4">post</text:span>(<text:span text:style-name="T8">'/cadastrarDoador'</text:span>, <text:span text:style-name="T1">async</text:span> (<text:span text:style-name="T12">req</text:span>, <text:span text:style-name="T12">res</text:span>) <text:span text:style-name="T1">=&gt;</text:span> {</text:p>
      <text:p text:style-name="P4"><text:span text:style-name="T14">try</text:span> {</text:p>
      <text:p text:style-name="P4"><text:span text:style-name="T1">const</text:span> { <text:span text:style-name="T11">texto</text:span>, <text:span text:style-name="T11">inteiro</text:span>, <text:span text:style-name="T11">cpf</text:span>, <text:span text:style-name="T11">contato</text:span>, <text:span text:style-name="T11">opcaoSelecionada</text:span>, <text:span text:style-name="T11">opcaoRadio</text:span> } <text:span text:style-name="T6">=</text:span> <text:span text:style-name="T12">req</text:span>.<text:span text:style-name="T12">body</text:span>;</text:p>
      <text:p text:style-name="P4"><text:span text:style-name="T12">console</text:span>.<text:span text:style-name="T4">log</text:span>(<text:span text:style-name="T8">'Backend:'</text:span>, <text:span text:style-name="T11">texto</text:span>, <text:span text:style-name="T11">inteiro</text:span>, <text:span text:style-name="T11">cpf</text:span>, <text:span text:style-name="T11">contato</text:span>, <text:span text:style-name="T11">opcaoSelecionada</text:span>, <text:span text:style-name="T11">opcaoRadio</text:span>);</text:p>
      <text:p text:style-name="P9"/>
      <text:p text:style-name="P4"><text:span text:style-name="T1">const</text:span> <text:span text:style-name="T11">client</text:span> <text:span text:style-name="T6">=</text:span> <text:span text:style-name="T14">await</text:span> <text:span text:style-name="T11">pool</text:span>.<text:span text:style-name="T4">connect</text:span>();</text:p>
      <text:p text:style-name="P4"><text:span text:style-name="T1">const</text:span> <text:span text:style-name="T11">result</text:span> <text:span text:style-name="T6">=</text:span> <text:span text:style-name="T14">await</text:span> <text:span text:style-name="T11">client</text:span>.<text:span text:style-name="T4">query</text:span>(</text:p>
      <text:p text:style-name="P4"><text:span text:style-name="T8">'INSERT INTO doador (nome, codigo, cpf, contato, tipo_sanguineo, rh, tipo_rh_corretos, situacao) VALUES ($1, $2, $3, $4, $5, $6, $7, $8) RETURNING *'</text:span>,</text:p>
      <text:p text:style-name="P4">[<text:span text:style-name="T11">texto</text:span>, <text:span text:style-name="T11">inteiro</text:span>, <text:span text:style-name="T11">cpf</text:span>, <text:span text:style-name="T11">contato</text:span>, <text:span text:style-name="T11">opcaoSelecionada</text:span>, <text:span text:style-name="T11">opcaoRadio</text:span>, <text:span text:style-name="T1">true</text:span>, <text:span text:style-name="T8">'Ativo'</text:span>]</text:p>
      <text:p text:style-name="P4">);</text:p>
      <text:p text:style-name="P9"/>
      <text:p text:style-name="P4"><text:span text:style-name="T1">const</text:span> <text:span text:style-name="T11">newItem</text:span> <text:span text:style-name="T6">=</text:span> <text:span text:style-name="T11">result</text:span>.<text:span text:style-name="T12">rows</text:span>[<text:span text:style-name="T13">0</text:span>];</text:p>
      <text:p text:style-name="P4"><text:span text:style-name="T11">client</text:span>.<text:span text:style-name="T4">release</text:span>();</text:p>
      <text:p text:style-name="P4"><text:span text:style-name="T12">res</text:span>.<text:span text:style-name="T4">json</text:span>(<text:span text:style-name="T11">newItem</text:span>);</text:p>
      <text:p text:style-name="P4">} <text:span text:style-name="T14">catch</text:span> (<text:span text:style-name="T12">err</text:span>) {</text:p>
      <text:p text:style-name="P4"><text:soft-page-break/><text:span text:style-name="T12">console</text:span>.<text:span text:style-name="T4">error</text:span>(<text:span text:style-name="T12">err</text:span>);</text:p>
      <text:p text:style-name="P4"><text:span text:style-name="T12">res</text:span>.<text:span text:style-name="T4">status</text:span>(<text:span text:style-name="T13">500</text:span>).<text:span text:style-name="T4">json</text:span>({ <text:span text:style-name="T12">message:</text:span> <text:span text:style-name="T8">'Erro interno do servidor'</text:span> });</text:p>
      <text:p text:style-name="P4">}</text:p>
      <text:p text:style-name="P4">});</text:p>
      <text:p text:style-name="P9"/>
      <text:p text:style-name="P4"><text:span text:style-name="T11">routes</text:span>.<text:span text:style-name="T4">post</text:span>(<text:span text:style-name="T8">'/excluirDoador/:id'</text:span>, <text:span text:style-name="T1">async</text:span> (<text:span text:style-name="T12">req</text:span>, <text:span text:style-name="T12">res</text:span>) <text:span text:style-name="T1">=&gt;</text:span> {</text:p>
      <text:p text:style-name="P4"><text:span text:style-name="T1">const</text:span> <text:span text:style-name="T11">id</text:span> <text:span text:style-name="T6">=</text:span> <text:span text:style-name="T12">req</text:span>.<text:span text:style-name="T12">params</text:span>.<text:span text:style-name="T12">id</text:span>;</text:p>
      <text:p text:style-name="P4"><text:span text:style-name="T1">const</text:span> { <text:span text:style-name="T11">nome</text:span>, <text:span text:style-name="T11">cpf</text:span>, <text:span text:style-name="T11">contato</text:span>, <text:span text:style-name="T11">tipo_sanguineo</text:span>, <text:span text:style-name="T11">rh</text:span>, <text:span text:style-name="T11">tipo_rh_corretos</text:span>, <text:span text:style-name="T11">situacao</text:span> } <text:span text:style-name="T6">=</text:span> <text:span text:style-name="T12">req</text:span>.<text:span text:style-name="T12">body</text:span>;</text:p>
      <text:p text:style-name="P9"/>
      <text:p text:style-name="P4"><text:span text:style-name="T14">try</text:span> {</text:p>
      <text:p text:style-name="P4"><text:span text:style-name="T1">const</text:span> <text:span text:style-name="T11">client</text:span> <text:span text:style-name="T6">=</text:span> <text:span text:style-name="T14">await</text:span> <text:span text:style-name="T11">pool</text:span>.<text:span text:style-name="T4">connect</text:span>();</text:p>
      <text:p text:style-name="P4"><text:span text:style-name="T1">const</text:span> <text:span text:style-name="T11">result</text:span> <text:span text:style-name="T6">=</text:span> <text:span text:style-name="T14">await</text:span> <text:span text:style-name="T11">client</text:span>.<text:span text:style-name="T4">query</text:span>(<text:span text:style-name="T8">"UPDATE DOADOR SET situacao = 'Inativo' WHERE codigo = $1"</text:span>, [<text:span text:style-name="T11">id</text:span>]);</text:p>
      <text:p text:style-name="P4"><text:span text:style-name="T11">client</text:span>.<text:span text:style-name="T4">release</text:span>();</text:p>
      <text:p text:style-name="P7">// Após a atualização, você pode enviar uma resposta de sucesso</text:p>
      <text:p text:style-name="P4"><text:span text:style-name="T12">res</text:span>.<text:span text:style-name="T4">status</text:span>(<text:span text:style-name="T13">200</text:span>).<text:span text:style-name="T4">json</text:span>({ <text:span text:style-name="T12">message:</text:span> <text:span text:style-name="T8">'Doador excluído com sucesso'</text:span> });</text:p>
      <text:p text:style-name="P4">} <text:span text:style-name="T14">catch</text:span> (<text:span text:style-name="T12">err</text:span>) {</text:p>
      <text:p text:style-name="P4"><text:span text:style-name="T12">console</text:span>.<text:span text:style-name="T4">error</text:span>(<text:span text:style-name="T8">'Erro ao atualizar doador:'</text:span>, <text:span text:style-name="T12">err</text:span>);</text:p>
      <text:p text:style-name="P4"><text:span text:style-name="T12">res</text:span>.<text:span text:style-name="T4">status</text:span>(<text:span text:style-name="T13">500</text:span>).<text:span text:style-name="T4">json</text:span>({ <text:span text:style-name="T12">error:</text:span> <text:span text:style-name="T8">'Erro ao atualizar doador'</text:span> });</text:p>
      <text:p text:style-name="P4">}</text:p>
      <text:p text:style-name="P4">});</text:p>
      <text:p text:style-name="P9"/>
      <text:p text:style-name="P4"><text:span text:style-name="T11">module</text:span>.<text:span text:style-name="T11">exports</text:span> <text:span text:style-name="T6">=</text:span> <text:span text:style-name="T11">routes</text:span>;</text:p>
      <text:p text:style-name="P4"/>
      <text:p text:style-name="P13"/>
      <text:p text:style-name="P3">---------------------------------------------------------------------------------------------------</text:p>
      <text:p text:style-name="P3">O arquivo <text:span text:style-name="T17">App.css</text:span> deve ficar assim:</text:p>
      <text:p text:style-name="P3"/>
      <text:p text:style-name="P8">/* Import Google Fonts */</text:p>
      <text:p text:style-name="P4"><text:span text:style-name="T14">@import</text:span> <text:span text:style-name="T4">url</text:span>(<text:span text:style-name="T8">'https://fonts.googleapis.com/css2?family=Roboto:wght@400;700&amp;display=swap'</text:span>);</text:p>
      <text:p text:style-name="P9"/>
      <text:p text:style-name="P7">/* Estilos globais */</text:p>
      <text:p text:style-name="P4"><text:span text:style-name="T18">body</text:span> {</text:p>
      <text:p text:style-name="P4"><text:span text:style-name="T12">font-family</text:span>: <text:span text:style-name="T8">'Roboto'</text:span>, <text:span text:style-name="T8">sans-serif</text:span>;</text:p>
      <text:p text:style-name="P4"><text:span text:style-name="T12">margin</text:span>: <text:span text:style-name="T13">0</text:span>;</text:p>
      <text:p text:style-name="P4"><text:span text:style-name="T12">padding</text:span>: <text:span text:style-name="T13">0</text:span>;</text:p>
      <text:p text:style-name="P4"><text:span text:style-name="T12">background-color</text:span>: <text:span text:style-name="T8">#f9f9f9</text:span>;</text:p>
      <text:p text:style-name="P4">}</text:p>
      <text:p text:style-name="P9"/>
      <text:p text:style-name="P4"><text:span text:style-name="T18">.container</text:span> {</text:p>
      <text:p text:style-name="P4"><text:span text:style-name="T12">display</text:span>: <text:span text:style-name="T8">flex</text:span>;</text:p>
      <text:p text:style-name="P4"><text:span text:style-name="T12">flex-direction</text:span>: <text:span text:style-name="T8">column</text:span>;</text:p>
      <text:p text:style-name="P4"><text:span text:style-name="T12">align-items</text:span>: <text:span text:style-name="T8">center</text:span>;</text:p>
      <text:p text:style-name="P4"><text:span text:style-name="T12">padding</text:span>: <text:span text:style-name="T13">20px</text:span>;</text:p>
      <text:p text:style-name="P4">}</text:p>
      <text:p text:style-name="P9"/>
      <text:p text:style-name="P4"><text:span text:style-name="T18">.menu</text:span> {</text:p>
      <text:p text:style-name="P4"><text:span text:style-name="T12">display</text:span>: <text:span text:style-name="T8">flex</text:span>;</text:p>
      <text:p text:style-name="P4"><text:span text:style-name="T12">gap</text:span>: <text:span text:style-name="T13">20px</text:span>;</text:p>
      <text:p text:style-name="P4"><text:span text:style-name="T12">margin-bottom</text:span>: <text:span text:style-name="T13">20px</text:span>;</text:p>
      <text:p text:style-name="P4"><text:soft-page-break/>}</text:p>
      <text:p text:style-name="P9"/>
      <text:p text:style-name="P4"><text:span text:style-name="T18">.card</text:span> {</text:p>
      <text:p text:style-name="P4"><text:span text:style-name="T12">display</text:span>: <text:span text:style-name="T8">flex</text:span>;</text:p>
      <text:p text:style-name="P4"><text:span text:style-name="T12">align-items</text:span>: <text:span text:style-name="T8">center</text:span>;</text:p>
      <text:p text:style-name="P4"><text:span text:style-name="T12">justify-content</text:span>: <text:span text:style-name="T8">center</text:span>;</text:p>
      <text:p text:style-name="P4"><text:span text:style-name="T12">width</text:span>: <text:span text:style-name="T13">150px</text:span>;</text:p>
      <text:p text:style-name="P4"><text:span text:style-name="T12">height</text:span>: <text:span text:style-name="T13">100px</text:span>;</text:p>
      <text:p text:style-name="P4"><text:span text:style-name="T12">background-color</text:span>: <text:span text:style-name="T8">#f0f0f0</text:span>;</text:p>
      <text:p text:style-name="P4"><text:span text:style-name="T12">border-radius</text:span>: <text:span text:style-name="T13">8px</text:span>;</text:p>
      <text:p text:style-name="P4"><text:span text:style-name="T12">box-shadow</text:span>: <text:span text:style-name="T13">0</text:span> <text:span text:style-name="T13">4px</text:span> <text:span text:style-name="T13">8px</text:span> <text:span text:style-name="T4">rgba</text:span>(<text:span text:style-name="T13">0</text:span>, <text:span text:style-name="T13">0</text:span>, <text:span text:style-name="T13">0</text:span>, <text:span text:style-name="T13">0.1</text:span>);</text:p>
      <text:p text:style-name="P4"><text:span text:style-name="T12">text-decoration</text:span>: <text:span text:style-name="T8">none</text:span>;</text:p>
      <text:p text:style-name="P4"><text:span text:style-name="T12">color</text:span>: <text:span text:style-name="T8">inherit</text:span>;</text:p>
      <text:p text:style-name="P4"><text:span text:style-name="T12">transition</text:span>: transform <text:span text:style-name="T13">0.2s</text:span>, box-shadow <text:span text:style-name="T13">0.2s</text:span>;</text:p>
      <text:p text:style-name="P4">}</text:p>
      <text:p text:style-name="P9"/>
      <text:p text:style-name="P4"><text:span text:style-name="T18">.card:hover</text:span> {</text:p>
      <text:p text:style-name="P4"><text:span text:style-name="T12">transform</text:span>: <text:span text:style-name="T4">translateY</text:span>(<text:span text:style-name="T13">-5px</text:span>);</text:p>
      <text:p text:style-name="P4"><text:span text:style-name="T12">box-shadow</text:span>: <text:span text:style-name="T13">0</text:span> <text:span text:style-name="T13">8px</text:span> <text:span text:style-name="T13">16px</text:span> <text:span text:style-name="T4">rgba</text:span>(<text:span text:style-name="T13">0</text:span>, <text:span text:style-name="T13">0</text:span>, <text:span text:style-name="T13">0</text:span>, <text:span text:style-name="T13">0.2</text:span>);</text:p>
      <text:p text:style-name="P4">}</text:p>
      <text:p text:style-name="P9"/>
      <text:p text:style-name="P4"><text:span text:style-name="T18">.content</text:span> {</text:p>
      <text:p text:style-name="P4"><text:span text:style-name="T12">width</text:span>: <text:span text:style-name="T13">100%</text:span>;</text:p>
      <text:p text:style-name="P4"><text:span text:style-name="T12">max-width</text:span>: <text:span text:style-name="T13">800px</text:span>;</text:p>
      <text:p text:style-name="P4"><text:span text:style-name="T12">padding</text:span>: <text:span text:style-name="T13">20px</text:span>;</text:p>
      <text:p text:style-name="P4"><text:span text:style-name="T12">background-color</text:span>: <text:span text:style-name="T8">#fff</text:span>;</text:p>
      <text:p text:style-name="P4"><text:span text:style-name="T12">border-radius</text:span>: <text:span text:style-name="T13">8px</text:span>;</text:p>
      <text:p text:style-name="P4"><text:span text:style-name="T12">box-shadow</text:span>: <text:span text:style-name="T13">0</text:span> <text:span text:style-name="T13">4px</text:span> <text:span text:style-name="T13">8px</text:span> <text:span text:style-name="T4">rgba</text:span>(<text:span text:style-name="T13">0</text:span>, <text:span text:style-name="T13">0</text:span>, <text:span text:style-name="T13">0</text:span>, <text:span text:style-name="T13">0.1</text:span>);</text:p>
      <text:p text:style-name="P4">}</text:p>
      <text:p text:style-name="P9"/>
      <text:p text:style-name="P4"><text:span text:style-name="T18">form</text:span> {</text:p>
      <text:p text:style-name="P4"><text:span text:style-name="T12">display</text:span>: <text:span text:style-name="T8">flex</text:span>;</text:p>
      <text:p text:style-name="P4"><text:span text:style-name="T12">flex-direction</text:span>: <text:span text:style-name="T8">column</text:span>;</text:p>
      <text:p text:style-name="P4"><text:span text:style-name="T12">width</text:span>: <text:span text:style-name="T13">100%</text:span>;</text:p>
      <text:p text:style-name="P4"><text:span text:style-name="T12">max-width</text:span>: <text:span text:style-name="T13">400px</text:span>;</text:p>
      <text:p text:style-name="P4"><text:span text:style-name="T12">margin</text:span>: <text:span text:style-name="T13">0</text:span> <text:span text:style-name="T8">auto</text:span>;</text:p>
      <text:p text:style-name="P4">}</text:p>
      <text:p text:style-name="P9"/>
      <text:p text:style-name="P4"><text:span text:style-name="T18">label</text:span> {</text:p>
      <text:p text:style-name="P4"><text:span text:style-name="T12">margin-bottom</text:span>: <text:span text:style-name="T13">5px</text:span>;</text:p>
      <text:p text:style-name="P4"><text:span text:style-name="T12">font-weight</text:span>: <text:span text:style-name="T8">bold</text:span>;</text:p>
      <text:p text:style-name="P4">}</text:p>
      <text:p text:style-name="P9"/>
      <text:p text:style-name="P4"><text:span text:style-name="T18">input</text:span>, <text:span text:style-name="T18">select</text:span> {</text:p>
      <text:p text:style-name="P4"><text:span text:style-name="T12">padding</text:span>: <text:span text:style-name="T13">10px</text:span>;</text:p>
      <text:p text:style-name="P4"><text:span text:style-name="T12">margin-bottom</text:span>: <text:span text:style-name="T13">20px</text:span>; <text:span text:style-name="T15">/* Aumentar espaço entre os inputs */</text:span></text:p>
      <text:p text:style-name="P4"><text:span text:style-name="T12">border</text:span>: <text:span text:style-name="T13">1px</text:span> <text:span text:style-name="T8">solid</text:span> <text:span text:style-name="T8">#ccc</text:span>;</text:p>
      <text:p text:style-name="P4"><text:span text:style-name="T12">border-radius</text:span>: <text:span text:style-name="T13">4px</text:span>;</text:p>
      <text:p text:style-name="P4">}</text:p>
      <text:p text:style-name="P9"/>
      <text:p text:style-name="P4"><text:span text:style-name="T18">input</text:span>[<text:span text:style-name="T12">type</text:span><text:span text:style-name="T6">=</text:span><text:span text:style-name="T8">"checkbox"</text:span>] {</text:p>
      <text:p text:style-name="P4"><text:soft-page-break/><text:span text:style-name="T12">margin-left</text:span>: <text:span text:style-name="T13">10px</text:span>;</text:p>
      <text:p text:style-name="P4">}</text:p>
      <text:p text:style-name="P9"/>
      <text:p text:style-name="P4"><text:span text:style-name="T18">button</text:span> {</text:p>
      <text:p text:style-name="P4"><text:span text:style-name="T12">padding</text:span>: <text:span text:style-name="T13">10px</text:span> <text:span text:style-name="T13">15px</text:span>;</text:p>
      <text:p text:style-name="P4"><text:span text:style-name="T12">border</text:span>: <text:span text:style-name="T8">none</text:span>;</text:p>
      <text:p text:style-name="P4"><text:span text:style-name="T12">background-color</text:span>: <text:span text:style-name="T8">#28a745</text:span>;</text:p>
      <text:p text:style-name="P4"><text:span text:style-name="T12">color</text:span>: <text:span text:style-name="T8">white</text:span>;</text:p>
      <text:p text:style-name="P4"><text:span text:style-name="T12">font-size</text:span>: <text:span text:style-name="T13">16px</text:span>;</text:p>
      <text:p text:style-name="P4"><text:span text:style-name="T12">cursor</text:span>: <text:span text:style-name="T8">pointer</text:span>;</text:p>
      <text:p text:style-name="P4"><text:span text:style-name="T12">border-radius</text:span>: <text:span text:style-name="T13">4px</text:span>;</text:p>
      <text:p text:style-name="P4">}</text:p>
      <text:p text:style-name="P9"/>
      <text:p text:style-name="P4"><text:span text:style-name="T18">button:hover</text:span> {</text:p>
      <text:p text:style-name="P4"><text:span text:style-name="T12">background-color</text:span>: <text:span text:style-name="T8">#218838</text:span>;</text:p>
      <text:p text:style-name="P4">}</text:p>
      <text:p text:style-name="P9"/>
      <text:p text:style-name="P4"><text:span text:style-name="T18">.error</text:span> {</text:p>
      <text:p text:style-name="P4"><text:span text:style-name="T12">color</text:span>: <text:span text:style-name="T8">red</text:span>;</text:p>
      <text:p text:style-name="P4"><text:span text:style-name="T12">font-size</text:span>: <text:span text:style-name="T13">12px</text:span>;</text:p>
      <text:p text:style-name="P4"><text:span text:style-name="T12">margin-top</text:span>: <text:span text:style-name="T13">-10px</text:span>;</text:p>
      <text:p text:style-name="P4"><text:span text:style-name="T12">margin-bottom</text:span>: <text:span text:style-name="T13">10px</text:span>;</text:p>
      <text:p text:style-name="P4">}</text:p>
      <text:p text:style-name="P9"/>
      <text:p text:style-name="P7">/* Estilo da tabela */</text:p>
      <text:p text:style-name="P4"><text:span text:style-name="T18">table</text:span> {</text:p>
      <text:p text:style-name="P4"><text:span text:style-name="T12">width</text:span>: <text:span text:style-name="T13">100%</text:span>;</text:p>
      <text:p text:style-name="P4"><text:span text:style-name="T12">border-collapse</text:span>: <text:span text:style-name="T8">collapse</text:span>;</text:p>
      <text:p text:style-name="P4"><text:span text:style-name="T12">margin</text:span>: <text:span text:style-name="T13">20px</text:span> <text:span text:style-name="T13">0</text:span>;</text:p>
      <text:p text:style-name="P4"><text:span text:style-name="T12">box-shadow</text:span>: <text:span text:style-name="T13">0</text:span> <text:span text:style-name="T13">4px</text:span> <text:span text:style-name="T13">8px</text:span> <text:span text:style-name="T4">rgba</text:span>(<text:span text:style-name="T13">0</text:span>, <text:span text:style-name="T13">0</text:span>, <text:span text:style-name="T13">0</text:span>, <text:span text:style-name="T13">0.1</text:span>);</text:p>
      <text:p text:style-name="P4">}</text:p>
      <text:p text:style-name="P9"/>
      <text:p text:style-name="P4"><text:span text:style-name="T18">th</text:span>, <text:span text:style-name="T18">td</text:span> {</text:p>
      <text:p text:style-name="P4"><text:span text:style-name="T12">padding</text:span>: <text:span text:style-name="T13">15px</text:span>;</text:p>
      <text:p text:style-name="P4"><text:span text:style-name="T12">text-align</text:span>: <text:span text:style-name="T8">left</text:span>;</text:p>
      <text:p text:style-name="P4"><text:span text:style-name="T12">border-bottom</text:span>: <text:span text:style-name="T13">1px</text:span> <text:span text:style-name="T8">solid</text:span> <text:span text:style-name="T8">#ddd</text:span>;</text:p>
      <text:p text:style-name="P4">}</text:p>
      <text:p text:style-name="P9"/>
      <text:p text:style-name="P4"><text:span text:style-name="T18">th</text:span> {</text:p>
      <text:p text:style-name="P4"><text:span text:style-name="T12">background-color</text:span>: <text:span text:style-name="T8">#f2f2f2</text:span>;</text:p>
      <text:p text:style-name="P4"><text:span text:style-name="T12">font-weight</text:span>: <text:span text:style-name="T8">bold</text:span>;</text:p>
      <text:p text:style-name="P4">}</text:p>
      <text:p text:style-name="P9"/>
      <text:p text:style-name="P4"><text:span text:style-name="T18">tr:nth-child</text:span>(even) {</text:p>
      <text:p text:style-name="P4"><text:span text:style-name="T12">background-color</text:span>: <text:span text:style-name="T8">#f9f9f9</text:span>;</text:p>
      <text:p text:style-name="P4">}</text:p>
      <text:p text:style-name="P9"/>
      <text:p text:style-name="P4"><text:span text:style-name="T18">tr:hover</text:span> {</text:p>
      <text:p text:style-name="P4"><text:span text:style-name="T12">background-color</text:span>: <text:span text:style-name="T8">#f1f1f1</text:span>;</text:p>
      <text:p text:style-name="P4">}</text:p>
      <text:p text:style-name="P9"/>
      <text:p text:style-name="P7"><text:soft-page-break/>/* Responsividade */</text:p>
      <text:p text:style-name="P4"><text:span text:style-name="T14">@media</text:span> (<text:span text:style-name="T12">max-width</text:span>: <text:span text:style-name="T13">600px</text:span>) {</text:p>
      <text:p text:style-name="P4"><text:span text:style-name="T18">.content</text:span>, <text:span text:style-name="T18">form</text:span> {</text:p>
      <text:p text:style-name="P4"><text:span text:style-name="T12">padding</text:span>: <text:span text:style-name="T13">10px</text:span>;</text:p>
      <text:p text:style-name="P4">}</text:p>
      <text:p text:style-name="P9"/>
      <text:p text:style-name="P4"><text:span text:style-name="T18">table</text:span>, <text:span text:style-name="T18">th</text:span>, <text:span text:style-name="T18">td</text:span> {</text:p>
      <text:p text:style-name="P4"><text:span text:style-name="T12">display</text:span>: <text:span text:style-name="T8">block</text:span>;</text:p>
      <text:p text:style-name="P4"><text:span text:style-name="T12">width</text:span>: <text:span text:style-name="T13">100%</text:span>;</text:p>
      <text:p text:style-name="P4">}</text:p>
      <text:p text:style-name="P9"/>
      <text:p text:style-name="P4"><text:span text:style-name="T18">th</text:span>, <text:span text:style-name="T18">td</text:span> {</text:p>
      <text:p text:style-name="P4"><text:span text:style-name="T12">padding</text:span>: <text:span text:style-name="T13">10px</text:span>;</text:p>
      <text:p text:style-name="P4"><text:span text:style-name="T12">text-align</text:span>: <text:span text:style-name="T8">right</text:span>;</text:p>
      <text:p text:style-name="P4">}</text:p>
      <text:p text:style-name="P9"/>
      <text:p text:style-name="P4"><text:span text:style-name="T18">th::before</text:span>, <text:span text:style-name="T18">td::before</text:span> {</text:p>
      <text:p text:style-name="P4"><text:span text:style-name="T12">float</text:span>: <text:span text:style-name="T8">left</text:span>;</text:p>
      <text:p text:style-name="P4"><text:span text:style-name="T12">font-weight</text:span>: <text:span text:style-name="T8">bold</text:span>;</text:p>
      <text:p text:style-name="P4">}</text:p>
      <text:p text:style-name="P9"/>
      <text:p text:style-name="P4"><text:span text:style-name="T18">tr</text:span> {</text:p>
      <text:p text:style-name="P4"><text:span text:style-name="T12">margin-bottom</text:span>: <text:span text:style-name="T13">10px</text:span>;</text:p>
      <text:p text:style-name="P4"><text:span text:style-name="T12">border</text:span>: <text:span text:style-name="T13">1px</text:span> <text:span text:style-name="T8">solid</text:span> <text:span text:style-name="T8">#ccc</text:span>;</text:p>
      <text:p text:style-name="P4"><text:span text:style-name="T12">border-radius</text:span>: <text:span text:style-name="T13">4px</text:span>;</text:p>
      <text:p text:style-name="P4">}</text:p>
      <text:p text:style-name="P9"/>
      <text:p text:style-name="P4"><text:span text:style-name="T18">tr:nth-child</text:span>(even) {</text:p>
      <text:p text:style-name="P4"><text:span text:style-name="T12">background-color</text:span>: <text:span text:style-name="T8">transparent</text:span>;</text:p>
      <text:p text:style-name="P4">}</text:p>
      <text:p text:style-name="P9"/>
      <text:p text:style-name="P4"><text:span text:style-name="T18">tr:hover</text:span> {</text:p>
      <text:p text:style-name="P4"><text:span text:style-name="T12">background-color</text:span>: <text:span text:style-name="T8">transparent</text:span>;</text:p>
      <text:p text:style-name="P4">}</text:p>
      <text:p text:style-name="P4">}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Consolas" svg:font-family="Consolas"/>
    <style:font-face style:name="DejaVu Sans" svg:font-family="'DejaVu Sans'" style:font-family-generic="system" style:font-pitch="variable"/>
    <style:font-face style:name="Droid Sans Mono" svg:font-family="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1" fo:font-size="11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1T20:46:59.203782673</dc:date>
    <meta:editing-duration>PT1H21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1" meta:paragraph-count="440" meta:word-count="1369" meta:character-count="10868" meta:non-whitespace-character-count="9936"/>
  </office:meta>
</office:document-meta>
</file>